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FLOW">
      <style:paragraph-properties style:writing-mode="lr-tb"/>
    </style:style>
    <style:style style:name="gr2" style:family="graphic" style:parent-style-name="FLOW">
      <style:graphic-properties fo:min-height="0.714cm" fo:min-width="3.004cm"/>
      <style:paragraph-properties style:writing-mode="lr-tb"/>
    </style:style>
    <style:style style:name="gr3" style:family="graphic" style:parent-style-name="FLOW_20_Arrow">
      <style:graphic-properties draw:textarea-vertical-align="top"/>
      <style:paragraph-properties style:writing-mode="lr-tb"/>
    </style:style>
    <style:style style:name="gr4" style:family="graphic" style:parent-style-name="FLOW">
      <style:graphic-properties fo:min-height="0.842cm" fo:min-width="1.734cm"/>
      <style:paragraph-properties style:writing-mode="lr-tb"/>
    </style:style>
    <style:style style:name="gr5" style:family="graphic" style:parent-style-name="FLOW">
      <style:graphic-properties fo:min-height="0.416cm" fo:min-width="1.968cm"/>
      <style:paragraph-properties style:writing-mode="lr-tb"/>
    </style:style>
    <style:style style:name="gr6" style:family="graphic" style:parent-style-name="FLOW_20_Arrow">
      <style:graphic-properties draw:textarea-vertical-align="bottom"/>
      <style:paragraph-properties style:writing-mode="lr-tb"/>
    </style:style>
    <style:style style:name="gr7" style:family="graphic" style:parent-style-name="FLOW">
      <style:graphic-properties fo:min-height="0.842cm" fo:min-width="1.671cm"/>
      <style:paragraph-properties style:writing-mode="lr-tb"/>
    </style:style>
    <style:style style:name="gr8" style:family="graphic" style:parent-style-name="FLOW_20_Arrow">
      <style:paragraph-properties style:writing-mode="lr-tb"/>
    </style:style>
    <style:style style:name="gr9" style:family="graphic" style:parent-style-name="FLOW">
      <style:graphic-properties fo:min-height="1.095cm" fo:min-width="3.004cm"/>
      <style:paragraph-properties style:writing-mode="lr-tb"/>
    </style:style>
    <style:style style:name="gr10" style:family="graphic" style:parent-style-name="FLOW">
      <style:graphic-properties fo:min-height="1.476cm" fo:min-width="3.004cm"/>
      <style:paragraph-properties style:writing-mode="lr-tb"/>
    </style:style>
    <style:style style:name="gr11" style:family="graphic" style:parent-style-name="FLOW">
      <style:graphic-properties fo:min-height="1.222cm" fo:min-width="3.004cm"/>
      <style:paragraph-properties style:writing-mode="lr-tb"/>
    </style:style>
    <style:style style:name="gr12" style:family="graphic" style:parent-style-name="FLOW">
      <style:graphic-properties fo:min-height="1.222cm" fo:min-width="3.812cm"/>
      <style:paragraph-properties style:writing-mode="lr-tb"/>
    </style:style>
    <style:style style:name="gr13" style:family="graphic" style:parent-style-name="FLOW" style:list-style-name="L1">
      <style:graphic-properties fo:min-height="0.774cm" fo:min-width="2.771cm"/>
      <style:paragraph-properties style:writing-mode="lr-tb"/>
    </style:style>
    <style:style style:name="gr14" style:family="graphic" style:parent-style-name="FLOW">
      <style:graphic-properties fo:min-height="0.416cm" fo:min-width="2.058cm"/>
      <style:paragraph-properties style:writing-mode="lr-tb"/>
    </style:style>
    <style:style style:name="gr15" style:family="graphic" style:parent-style-name="FLOW">
      <style:graphic-properties fo:min-height="0.524cm" fo:min-width="1.671cm"/>
      <style:paragraph-properties style:writing-mode="lr-tb"/>
    </style:style>
    <style:style style:name="gr16" style:family="graphic" style:parent-style-name="FLOW">
      <style:graphic-properties fo:min-height="0.416cm" fo:min-width="3.399cm"/>
      <style:paragraph-properties style:writing-mode="lr-tb"/>
    </style:style>
    <style:style style:name="gr17" style:family="graphic" style:parent-style-name="FLOW">
      <style:graphic-properties fo:min-height="0.46cm" fo:min-width="3.12cm"/>
      <style:paragraph-properties style:writing-mode="lr-tb"/>
    </style:style>
    <style:style style:name="gr18" style:family="graphic" style:parent-style-name="FLOW">
      <style:graphic-properties fo:min-height="0.968cm" fo:min-width="2.052cm"/>
      <style:paragraph-properties style:writing-mode="lr-tb"/>
    </style:style>
    <style:style style:name="gr19" style:family="graphic" style:parent-style-name="FLOW">
      <style:graphic-properties fo:min-height="0.356cm" fo:min-width="1.734cm"/>
      <style:paragraph-properties style:writing-mode="lr-tb"/>
    </style:style>
    <style:style style:name="gr20" style:family="graphic" style:parent-style-name="FLOW">
      <style:graphic-properties fo:min-height="2.214cm" fo:min-width="2.664cm"/>
      <style:paragraph-properties style:writing-mode="lr-tb"/>
    </style:style>
    <style:style style:name="gr21" style:family="graphic" style:parent-style-name="FLOW">
      <style:graphic-properties fo:min-height="0.968cm" fo:min-width="3.004cm"/>
      <style:paragraph-properties style:writing-mode="lr-tb"/>
    </style:style>
    <style:style style:name="gr22" style:family="graphic" style:parent-style-name="FLOW">
      <style:graphic-properties fo:min-height="0.77cm" fo:min-width="3.385cm"/>
      <style:paragraph-properties style:writing-mode="lr-tb"/>
    </style:style>
    <style:style style:name="gr23" style:family="graphic" style:parent-style-name="FLOW">
      <style:graphic-properties fo:min-height="0.869cm" fo:min-width="3.385cm"/>
      <style:paragraph-properties style:writing-mode="lr-tb"/>
    </style:style>
    <style:style style:name="gr24" style:family="graphic" style:parent-style-name="FLOW" style:list-style-name="L1">
      <style:graphic-properties fo:min-height="1.095cm" fo:min-width="3.639cm"/>
      <style:paragraph-properties style:writing-mode="lr-tb"/>
    </style:style>
    <style:style style:name="gr25" style:family="graphic" style:parent-style-name="FLOW">
      <style:graphic-properties fo:min-height="1.068cm" fo:min-width="3.296cm"/>
      <style:paragraph-properties style:writing-mode="lr-tb"/>
    </style:style>
    <style:style style:name="gr26" style:family="graphic" style:parent-style-name="FLOW">
      <style:graphic-properties fo:min-height="0.416cm" fo:min-width="3.231cm"/>
      <style:paragraph-properties style:writing-mode="lr-tb"/>
    </style:style>
    <style:style style:name="gr27" style:family="graphic" style:parent-style-name="FLOW_20_Arrow">
      <style:graphic-properties draw:textarea-vertical-align="middle"/>
      <style:paragraph-properties style:writing-mode="lr-tb"/>
    </style:style>
    <style:style style:name="gr28" style:family="graphic" style:parent-style-name="FLOW">
      <style:graphic-properties fo:min-height="0.533cm" fo:min-width="3.104cm"/>
      <style:paragraph-properties style:writing-mode="lr-tb"/>
    </style:style>
    <style:style style:name="gr29" style:family="graphic" style:parent-style-name="FLOW">
      <style:graphic-properties fo:min-height="0.757cm" fo:min-width="3.459cm"/>
      <style:paragraph-properties style:writing-mode="lr-tb"/>
    </style:style>
    <style:style style:name="gr30" style:family="graphic" style:parent-style-name="FLOW">
      <style:graphic-properties fo:min-height="0.48cm" fo:min-width="1.835cm"/>
      <style:paragraph-properties style:writing-mode="lr-tb"/>
    </style:style>
    <style:style style:name="gr31" style:family="graphic" style:parent-style-name="FLOW">
      <style:graphic-properties fo:min-height="1.475cm" fo:min-width="5.571cm"/>
      <style:paragraph-properties style:writing-mode="lr-tb"/>
    </style:style>
    <style:style style:name="gr32" style:family="graphic" style:parent-style-name="FLOW">
      <style:graphic-properties fo:min-height="0.685cm" fo:min-width="3.459cm"/>
      <style:paragraph-properties style:writing-mode="lr-tb"/>
    </style:style>
    <style:style style:name="gr33" style:family="graphic" style:parent-style-name="FLOW">
      <style:graphic-properties fo:min-height="0.84cm" fo:min-width="2.545cm"/>
      <style:paragraph-properties style:writing-mode="lr-tb"/>
    </style:style>
    <style:style style:name="gr34" style:family="graphic" style:parent-style-name="FLOW">
      <style:graphic-properties fo:min-height="0.538cm" fo:min-width="2.032cm"/>
      <style:paragraph-properties style:writing-mode="lr-tb"/>
    </style:style>
    <style:style style:name="gr35" style:family="graphic" style:parent-style-name="FLOW">
      <style:graphic-properties fo:min-height="0.84cm" fo:min-width="3.036cm"/>
      <style:paragraph-properties style:writing-mode="lr-tb"/>
    </style:style>
    <style:style style:name="gr36" style:family="graphic" style:parent-style-name="FLOW">
      <style:graphic-properties fo:min-height="0.534cm" fo:min-width="2.058cm"/>
      <style:paragraph-properties style:writing-mode="lr-tb"/>
    </style:style>
    <style:style style:name="gr37" style:family="graphic" style:parent-style-name="FLOW">
      <style:graphic-properties fo:min-height="0.84cm" fo:min-width="2.755cm"/>
      <style:paragraph-properties style:writing-mode="lr-tb"/>
    </style:style>
    <style:style style:name="gr38" style:family="graphic" style:parent-style-name="FLOW">
      <style:graphic-properties fo:min-height="0.53cm" fo:min-width="1.906cm"/>
      <style:paragraph-properties style:writing-mode="lr-tb"/>
    </style:style>
    <style:style style:name="gr39" style:family="graphic" style:parent-style-name="FLOW">
      <style:graphic-properties fo:min-height="0.706cm" fo:min-width="3.671cm"/>
      <style:paragraph-properties style:writing-mode="lr-tb"/>
    </style:style>
    <style:style style:name="gr40" style:family="graphic" style:parent-style-name="FLOW">
      <style:graphic-properties fo:min-height="0.714cm" fo:min-width="1.246cm"/>
      <style:paragraph-properties style:writing-mode="lr-tb"/>
    </style:style>
    <style:style style:name="gr41" style:family="graphic" style:parent-style-name="FLOW">
      <style:graphic-properties fo:min-height="0.687cm" fo:min-width="2.465cm"/>
      <style:paragraph-properties style:writing-mode="lr-tb"/>
    </style:style>
    <style:style style:name="gr42" style:family="graphic" style:parent-style-name="FLOW">
      <style:graphic-properties fo:min-height="0.588cm" fo:min-width="1.414cm"/>
      <style:paragraph-properties style:writing-mode="lr-tb"/>
    </style:style>
    <style:style style:name="gr43" style:family="graphic" style:parent-style-name="FLOW">
      <style:graphic-properties fo:min-height="0.84cm" fo:min-width="3.304cm"/>
      <style:paragraph-properties style:writing-mode="lr-tb"/>
    </style:style>
    <style:style style:name="gr44" style:family="graphic" style:parent-style-name="FLOW">
      <style:graphic-properties fo:min-height="0.588cm" fo:min-width="1.526cm"/>
      <style:paragraph-properties style:writing-mode="lr-tb"/>
    </style:style>
    <style:style style:name="gr45" style:family="graphic" style:parent-style-name="FLOW">
      <style:graphic-properties fo:min-height="0.84cm" fo:min-width="2.619cm"/>
      <style:paragraph-properties style:writing-mode="lr-tb"/>
    </style:style>
    <style:style style:name="gr46" style:family="graphic" style:parent-style-name="FLOW">
      <style:graphic-properties fo:min-height="1.287cm" fo:min-width="2.677cm"/>
      <style:paragraph-properties style:writing-mode="lr-tb"/>
    </style:style>
    <style:style style:name="gr47" style:family="graphic" style:parent-style-name="FLOW">
      <style:graphic-properties fo:min-height="0.462cm" fo:min-width="1.461cm"/>
      <style:paragraph-properties style:writing-mode="lr-tb"/>
    </style:style>
    <style:style style:name="gr48" style:family="graphic" style:parent-style-name="FLOW">
      <style:graphic-properties fo:min-height="0.84cm" fo:min-width="4.743cm"/>
      <style:paragraph-properties style:writing-mode="lr-tb"/>
    </style:style>
    <style:style style:name="gr49" style:family="graphic" style:parent-style-name="FLOW">
      <style:graphic-properties fo:min-height="0.522cm" fo:min-width="1.461cm"/>
      <style:paragraph-properties style:writing-mode="lr-tb"/>
    </style:style>
    <style:style style:name="gr50" style:family="graphic" style:parent-style-name="FLOW">
      <style:graphic-properties fo:min-height="0.84cm" fo:min-width="4.047cm"/>
      <style:paragraph-properties style:writing-mode="lr-tb"/>
    </style:style>
    <style:style style:name="gr51" style:family="graphic" style:parent-style-name="FLOW">
      <style:graphic-properties fo:min-height="0.794cm" fo:min-width="1.414cm"/>
      <style:paragraph-properties style:writing-mode="lr-tb"/>
    </style:style>
    <style:style style:name="gr52" style:family="graphic" style:parent-style-name="FLOW">
      <style:graphic-properties fo:min-height="1.348cm" fo:min-width="3.848cm"/>
      <style:paragraph-properties style:writing-mode="lr-tb"/>
    </style:style>
    <style:style style:name="gr53" style:family="graphic" style:parent-style-name="FLOW">
      <style:graphic-properties fo:min-height="0.714cm" fo:min-width="1.414cm"/>
      <style:paragraph-properties style:writing-mode="lr-tb"/>
    </style:style>
    <style:style style:name="gr54" style:family="graphic" style:parent-style-name="FLOW">
      <style:graphic-properties fo:min-height="0.84cm" fo:min-width="2.777cm"/>
      <style:paragraph-properties style:writing-mode="lr-tb"/>
    </style:style>
    <style:style style:name="gr55" style:family="graphic" style:parent-style-name="FLOW">
      <style:graphic-properties fo:min-height="0.83cm" fo:min-width="3.743cm"/>
      <style:paragraph-properties style:writing-mode="lr-tb"/>
    </style:style>
    <style:style style:name="gr56" style:family="graphic" style:parent-style-name="FLOW">
      <style:graphic-properties fo:min-height="0.84cm" fo:min-width="2.537cm"/>
      <style:paragraph-properties style:writing-mode="lr-tb"/>
    </style:style>
    <style:style style:name="gr57" style:family="graphic" style:parent-style-name="FLOW">
      <style:graphic-properties fo:min-height="0.84cm" fo:min-width="3.661cm"/>
      <style:paragraph-properties style:writing-mode="lr-tb"/>
    </style:style>
    <style:style style:name="gr58" style:family="graphic" style:parent-style-name="FLOW_20_Arrow">
      <style:graphic-properties draw:marker-end="" draw:textarea-vertical-align="bottom"/>
      <style:paragraph-properties style:writing-mode="lr-tb"/>
    </style:style>
    <style:style style:name="gr59" style:family="graphic" style:parent-style-name="FLOW">
      <style:graphic-properties fo:min-height="0.443cm" fo:min-width="3.155cm"/>
      <style:paragraph-properties style:writing-mode="lr-tb"/>
    </style:style>
    <style:style style:name="gr60" style:family="graphic" style:parent-style-name="FLOW">
      <style:graphic-properties fo:min-height="0.84cm" fo:min-width="5.063cm"/>
      <style:paragraph-properties style:writing-mode="lr-tb"/>
    </style:style>
    <style:style style:name="gr61" style:family="graphic" style:parent-style-name="FLOW">
      <style:graphic-properties fo:min-height="0.84cm" fo:min-width="6.306cm"/>
      <style:paragraph-properties style:writing-mode="lr-tb"/>
    </style:style>
    <style:style style:name="gr62" style:family="graphic" style:parent-style-name="FLOW">
      <style:graphic-properties fo:min-height="0.84cm" fo:min-width="3.512cm"/>
      <style:paragraph-properties style:writing-mode="lr-tb"/>
    </style:style>
    <style:style style:name="gr63" style:family="graphic" style:parent-style-name="FLOW">
      <style:graphic-properties fo:min-height="0.235cm" fo:min-width="2.428cm"/>
      <style:paragraph-properties style:writing-mode="lr-tb"/>
    </style:style>
    <style:style style:name="gr64" style:family="graphic" style:parent-style-name="FLOW" style:list-style-name="L1">
      <style:graphic-properties fo:min-height="0.774cm" fo:min-width="2.771cm"/>
      <style:paragraph-properties style:writing-mode="lr-tb"/>
    </style:style>
    <style:style style:name="gr65" style:family="graphic" style:parent-style-name="FLOW">
      <style:graphic-properties fo:min-height="0.524cm" fo:min-width="2.496cm"/>
      <style:paragraph-properties style:writing-mode="lr-tb"/>
    </style:style>
    <style:style style:name="gr66" style:family="graphic" style:parent-style-name="FLOW">
      <style:graphic-properties fo:min-height="0.714cm" fo:min-width="3.639cm"/>
      <style:paragraph-properties style:writing-mode="lr-tb"/>
    </style:style>
    <style:style style:name="gr67" style:family="graphic" style:parent-style-name="FLOW">
      <style:graphic-properties fo:min-height="1.222cm" fo:min-width="1.421cm"/>
      <style:paragraph-properties style:writing-mode="lr-tb"/>
    </style:style>
    <style:style style:name="gr68" style:family="graphic" style:parent-style-name="FLOW">
      <style:graphic-properties fo:min-height="1.095cm" fo:min-width="4.02cm"/>
      <style:paragraph-properties style:writing-mode="lr-tb"/>
    </style:style>
    <style:style style:name="gr69" style:family="graphic" style:parent-style-name="FLOW">
      <style:graphic-properties fo:min-height="0.334cm" fo:min-width="2.37cm"/>
      <style:paragraph-properties style:writing-mode="lr-tb"/>
    </style:style>
    <style:style style:name="gr70" style:family="graphic" style:parent-style-name="FLOW">
      <style:graphic-properties fo:min-height="0.588cm" fo:min-width="2.37cm"/>
      <style:paragraph-properties style:writing-mode="lr-tb"/>
    </style:style>
    <style:style style:name="gr71" style:family="graphic" style:parent-style-name="FLOW">
      <style:graphic-properties fo:min-height="0.46cm" fo:min-width="4.02cm"/>
      <style:paragraph-properties style:writing-mode="lr-tb"/>
    </style:style>
    <style:style style:name="gr72" style:family="graphic" style:parent-style-name="FLOW">
      <style:graphic-properties fo:min-height="0.841cm" fo:min-width="4.02cm"/>
      <style:paragraph-properties style:writing-mode="lr-tb"/>
    </style:style>
    <style:style style:name="gr73" style:family="graphic" style:parent-style-name="FLOW">
      <style:graphic-properties fo:min-height="0.841cm" fo:min-width="4.401cm"/>
      <style:paragraph-properties style:writing-mode="lr-tb"/>
    </style:style>
    <style:style style:name="gr74" style:family="graphic" style:parent-style-name="FLOW">
      <style:graphic-properties fo:min-height="0.714cm" fo:min-width="4.401cm"/>
      <style:paragraph-properties style:writing-mode="lr-tb"/>
    </style:style>
    <style:style style:name="gr75" style:family="graphic" style:parent-style-name="FLOW">
      <style:graphic-properties fo:min-height="0.668cm" fo:min-width="3.258cm"/>
      <style:paragraph-properties style:writing-mode="lr-tb"/>
    </style:style>
    <style:style style:name="gr76" style:family="graphic" style:parent-style-name="FLOW">
      <style:graphic-properties fo:min-height="0.651cm" fo:min-width="1.671cm"/>
      <style:paragraph-properties style:writing-mode="lr-tb"/>
    </style:style>
    <style:style style:name="gr77" style:family="graphic" style:parent-style-name="FLOW">
      <style:graphic-properties fo:min-height="0.714cm" fo:min-width="3.12cm"/>
      <style:paragraph-properties style:writing-mode="lr-tb"/>
    </style:style>
    <style:style style:name="gr78" style:family="graphic" style:parent-style-name="FLOW">
      <style:graphic-properties fo:min-height="0.824cm" fo:min-width="1.671cm"/>
      <style:paragraph-properties style:writing-mode="lr-tb"/>
    </style:style>
    <style:style style:name="gr79" style:family="graphic" style:parent-style-name="FLOW">
      <style:graphic-properties fo:min-height="0.968cm" fo:min-width="3.12cm"/>
      <style:paragraph-properties style:writing-mode="lr-tb"/>
    </style:style>
    <style:style style:name="gr80" style:family="graphic" style:parent-style-name="FLOW">
      <style:graphic-properties fo:min-height="0.968cm" fo:min-width="3.612cm"/>
      <style:paragraph-properties style:writing-mode="lr-tb"/>
    </style:style>
    <style:style style:name="gr81" style:family="graphic" style:parent-style-name="FLOW">
      <style:graphic-properties fo:min-height="1.095cm" fo:min-width="3.893cm"/>
      <style:paragraph-properties style:writing-mode="lr-tb"/>
    </style:style>
    <style:style style:name="gr82" style:family="graphic" style:parent-style-name="FLOW">
      <style:graphic-properties fo:min-height="1.73cm" fo:min-width="3.766cm"/>
      <style:paragraph-properties style:writing-mode="lr-tb"/>
    </style:style>
    <style:style style:name="P1" style:family="paragraph">
      <style:paragraph-properties fo:text-align="center" style:writing-mode="lr-tb"/>
      <style:text-properties fo:language="es" fo:country="AR"/>
    </style:style>
    <style:style style:name="P2" style:family="paragraph">
      <style:paragraph-properties style:writing-mode="lr-tb"/>
      <style:text-properties fo:language="es" fo:country="AR"/>
    </style:style>
    <style:style style:name="P3" style:family="paragraph">
      <style:text-properties fo:language="es" fo:country="AR"/>
    </style:style>
    <style:style style:name="P4" style:family="paragraph">
      <style:paragraph-properties fo:text-align="end"/>
    </style:style>
    <style:style style:name="P5" style:family="paragraph">
      <style:paragraph-properties fo:text-align="end" style:writing-mode="lr-tb"/>
      <style:text-properties fo:font-size="12pt" fo:language="es" fo:country="AR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language="es" fo:country="A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 style:writing-mode="lr-tb"/>
      <style:text-properties fo:language="es" fo:country="AR"/>
    </style:style>
    <style:style style:name="P10" style:family="paragraph">
      <style:paragraph-properties fo:text-align="end" style:writing-mode="lr-tb"/>
      <style:text-properties fo:language="es" fo:country="AR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language="es" fo:country="AR" fo:hyphenate="false" loext:hyphenation-no-caps="false"/>
    </style:style>
    <style:style style:name="P12" style:family="paragraph">
      <style:paragraph-properties fo:text-align="end" style:writing-mode="lr-tb"/>
    </style:style>
    <style:style style:name="P13" style:family="paragraph">
      <style:paragraph-properties style:writing-mode="lr-tb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</style:style>
    <style:style style:name="T1" style:family="text">
      <style:text-properties fo:language="es" fo:country="AR"/>
    </style:style>
    <style:style style:name="T2" style:family="text">
      <style:text-properties fo:font-size="12pt" fo:language="es" fo:country="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445cm" svg:height="2.286cm" svg:x="7.039cm" svg:y="4.175cm">
          <text:p text:style-name="P1"><text:span text:style-name="T1">Botón Reset</text:span></text:p>
          <text:p text:style-name="P1"><text:span text:style-name="T1">Presion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4.193cm" svg:height="1.016cm" draw:transform="rotate (0.000174532925199433) translate (7.166cm 1.635cm)">
          <text:p text:style-name="P2"><text:span text:style-name="T1">Inicio de Program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" draw:id="id3" draw:layer="layout" svg:width="3.556cm" svg:height="1.016cm" svg:x="2.759cm" svg:y="6.969cm">
          <text:p text:style-name="P2"><text:span text:style-name="T1">Borrar Conf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9.263cm" svg:y1="2.651cm" svg:x2="9.262cm" svg:y2="4.175cm" draw:start-shape="id1" draw:start-glue-point="6" draw:end-shape="id2" draw:end-glue-point="4" svg:d="M9263 2651v762h-1v762" svg:viewBox="0 0 2 1525">
          <text:p/>
        </draw:connector>
        <draw:connector draw:style-name="gr3" draw:text-style-name="P5" draw:layer="layout" svg:x1="7.039cm" svg:y1="5.318cm" svg:x2="4.537cm" svg:y2="6.969cm" draw:start-shape="id2" draw:start-glue-point="5" draw:end-shape="id3" draw:end-glue-point="4" svg:d="M7039 5318h-2502v1651" svg:viewBox="0 0 2503 1652">
          <text:p text:style-name="P4"><text:span text:style-name="T2">Si</text:span></text:p>
        </draw:connector>
        <draw:custom-shape draw:style-name="gr4" draw:text-style-name="P1" xml:id="id4" draw:id="id4" draw:layer="layout" svg:width="4.572cm" svg:height="2.286cm" svg:x="2.251cm" svg:y="10.017cm">
          <text:p text:style-name="P1"><text:span text:style-name="T1">Botón Reset</text:span></text:p>
          <text:p text:style-name="P1"><text:span text:style-name="T1">Presion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5" draw:id="id5" draw:layer="layout" svg:width="2.794cm" svg:height="1.016cm" draw:transform="rotate (0.000174532925199433) translate (3.159cm 14.97cm)">
          <text:p text:style-name="P2"><text:span text:style-name="T1">Res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4.537cm" svg:y1="7.985cm" svg:x2="4.537cm" svg:y2="10.017cm" draw:start-shape="id3" draw:start-glue-point="6" draw:end-shape="id4" draw:end-glue-point="4" svg:d="M4537 7985v2032" svg:viewBox="0 0 1 2033">
          <text:p/>
        </draw:connector>
        <draw:connector draw:style-name="gr6" draw:text-style-name="P7" draw:layer="layout" draw:line-skew="0cm 0.4cm" svg:x1="2.251cm" svg:y1="11.16cm" svg:x2="4.537cm" svg:y2="10.017cm" draw:start-shape="id4" draw:start-glue-point="5" draw:end-shape="id4" draw:end-glue-point="4" svg:d="M2251 11160h-527v-1270h2813v127" svg:viewBox="0 0 2814 1271">
          <text:p text:style-name="P6"><text:span text:style-name="T1">Si</text:span></text:p>
        </draw:connector>
        <draw:connector draw:style-name="gr3" draw:text-style-name="P9" draw:layer="layout" svg:x1="4.537cm" svg:y1="12.303cm" svg:x2="4.556cm" svg:y2="14.97cm" draw:start-shape="id4" draw:start-glue-point="6" draw:end-shape="id5" draw:end-glue-point="4" svg:d="M4537 12303v1334h19v1333" svg:viewBox="0 0 20 2668">
          <text:p text:style-name="P8"><text:span text:style-name="T1"><text:s text:c="4"/></text:span><text:span text:style-name="T1">N</text:span><text:span text:style-name="T1">o</text:span></text:p>
        </draw:connector>
        <draw:custom-shape draw:style-name="gr7" draw:text-style-name="P1" xml:id="id6" draw:id="id6" draw:layer="layout" svg:width="4.445cm" svg:height="2.286cm" svg:x="11.373cm" svg:y="6.715cm">
          <text:p text:style-name="P1"><text:span text:style-name="T1">Conf.txt</text:span></text:p>
          <text:p text:style-name="P1"><text:span text:style-name="T1">exist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4.572cm" svg:height="2.286cm" svg:x="6.801cm" svg:y="14.335cm">
          <text:p text:style-name="P1"><text:span text:style-name="T1">SSID encontr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svg:x1="11.484cm" svg:y1="5.318cm" svg:x2="13.596cm" svg:y2="6.715cm" draw:start-shape="id2" draw:start-glue-point="7" draw:end-shape="id6" draw:end-glue-point="4" svg:d="M11484 5318h2112v1397" svg:viewBox="0 0 2113 1398">
          <text:p text:style-name="P6"><text:span text:style-name="T1">N</text:span><text:span text:style-name="T1">o</text:span></text:p>
        </draw:connector>
        <draw:custom-shape draw:style-name="gr9" draw:text-style-name="P2" xml:id="id7" draw:id="id7" draw:layer="layout" svg:width="3.556cm" svg:height="1.397cm" svg:x="7.309cm" svg:y="8.874cm">
          <text:p text:style-name="P2"><text:span text:style-name="T1">Declaración </text:span></text:p>
          <text:p text:style-name="P2"><text:span text:style-name="T1">de vari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8" draw:id="id8" draw:layer="layout" svg:width="3.556cm" svg:height="1.778cm" svg:x="7.309cm" svg:y="11.414cm">
          <text:p text:style-name="P2"><text:span text:style-name="T1">Carga de </text:span></text:p>
          <text:p text:style-name="P2"><text:span text:style-name="T1">configuración </text:span></text:p>
          <text:p text:style-name="P2"><text:span text:style-name="T1">guardad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xml:id="id12" draw:id="id12" draw:layer="layout" svg:width="3.556cm" svg:height="1.524cm" svg:x="7.309cm" svg:y="19.677cm">
          <text:p text:style-name="P2"><text:span text:style-name="T1">Configurar hora </text:span></text:p>
          <text:p text:style-name="P2"><text:span text:style-name="T1">y senso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3.556cm" svg:height="1.016cm" svg:x="7.309cm" svg:y="17.891cm">
          <text:p text:style-name="P2"><text:span text:style-name="T1">Conectar Wif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9.087cm" svg:y1="10.271cm" svg:x2="9.087cm" svg:y2="11.414cm" draw:start-shape="id7" draw:start-glue-point="6" draw:end-shape="id8" draw:end-glue-point="4" svg:d="M9087 10271v1143" svg:viewBox="0 0 1 1144">
          <text:p/>
        </draw:connector>
        <draw:connector draw:style-name="FLOW_20_Arrow" draw:text-style-name="P3" draw:layer="layout" svg:x1="9.087cm" svg:y1="13.192cm" svg:x2="9.087cm" svg:y2="14.335cm" draw:start-shape="id8" draw:start-glue-point="6" draw:end-shape="id9" draw:end-glue-point="4" svg:d="M9087 13192v1143" svg:viewBox="0 0 1 1144">
          <text:p/>
        </draw:connector>
        <draw:connector draw:style-name="gr3" draw:text-style-name="P7" draw:layer="layout" svg:x1="9.087cm" svg:y1="16.621cm" svg:x2="9.087cm" svg:y2="17.891cm" draw:start-shape="id9" draw:start-glue-point="6" draw:end-shape="id10" draw:end-glue-point="4" svg:d="M9087 16621v1270" svg:viewBox="0 0 1 1271">
          <text:p text:style-name="P6"><text:span text:style-name="T1"><text:s text:c="3"/></text:span><text:span text:style-name="T1">Si</text:span></text:p>
        </draw:connector>
        <draw:connector draw:style-name="gr3" draw:text-style-name="P7" draw:layer="layout" svg:x1="13.596cm" svg:y1="9.001cm" svg:x2="13.595cm" svg:y2="17.382cm" draw:start-shape="id6" draw:start-glue-point="6" draw:end-shape="id11" draw:end-glue-point="4" svg:d="M13596 9001v4191h-1v4190" svg:viewBox="0 0 2 8382">
          <text:p text:style-name="P6"><text:span text:style-name="T1"><text:s text:c="3"/></text:span><text:span text:style-name="T1">N</text:span><text:span text:style-name="T1">o</text:span></text:p>
        </draw:connector>
        <draw:connector draw:style-name="FLOW_20_Arrow" draw:text-style-name="P3" draw:layer="layout" svg:x1="9.087cm" svg:y1="18.907cm" svg:x2="9.087cm" svg:y2="19.677cm" draw:start-shape="id10" draw:start-glue-point="6" draw:end-shape="id12" draw:end-glue-point="4" svg:d="M9087 18907v770" svg:viewBox="0 0 1 771">
          <text:p/>
        </draw:connector>
        <draw:connector draw:style-name="gr3" draw:text-style-name="P7" draw:layer="layout" svg:x1="11.373cm" svg:y1="15.478cm" svg:x2="13.595cm" svg:y2="17.382cm" draw:start-shape="id9" draw:start-glue-point="7" draw:end-shape="id11" draw:end-glue-point="4" svg:d="M11373 15478h2222v1904" svg:viewBox="0 0 2223 1905">
          <text:p text:style-name="P6"><text:span text:style-name="T1">N</text:span><text:span text:style-name="T1">o</text:span></text:p>
        </draw:connector>
        <draw:connector draw:style-name="gr8" draw:text-style-name="P10" draw:layer="layout" svg:x1="11.373cm" svg:y1="7.858cm" svg:x2="9.087cm" svg:y2="8.874cm" draw:start-shape="id6" draw:start-glue-point="5" draw:end-shape="id7" draw:end-glue-point="4" svg:d="M11373 7858h-2286v1016" svg:viewBox="0 0 2287 1017">
          <text:p text:style-name="P4"><text:span text:style-name="T1">Si</text:span></text:p>
        </draw:connector>
        <draw:custom-shape draw:style-name="gr11" draw:text-style-name="P2" xml:id="id13" draw:id="id13" draw:layer="layout" svg:width="3.556cm" svg:height="1.524cm" svg:x="7.31cm" svg:y="21.877cm">
          <text:p text:style-name="P2"><text:span text:style-name="T1">Conectar MQ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" xml:id="id14" draw:id="id14" draw:layer="layout" svg:width="4.364cm" svg:height="1.524cm" svg:x="6.92cm" svg:y="24.077cm">
          <text:p text:style-name="P2"><text:span text:style-name="T1">Configurar y habilitar </text:span></text:p>
          <text:p text:style-name="P2"><text:span text:style-name="T1">Tim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9.087cm" svg:y1="21.201cm" svg:x2="9.088cm" svg:y2="21.877cm" draw:start-shape="id12" draw:start-glue-point="6" draw:end-shape="id13" draw:end-glue-point="4" svg:d="M9087 21201v338h1v338" svg:viewBox="0 0 2 677">
          <text:p/>
        </draw:connector>
        <draw:connector draw:style-name="FLOW_20_Arrow" draw:text-style-name="P3" draw:layer="layout" svg:x1="9.088cm" svg:y1="23.401cm" svg:x2="9.102cm" svg:y2="24.077cm" draw:start-shape="id13" draw:start-glue-point="6" draw:end-shape="id14" draw:end-glue-point="4" svg:d="M9088 23401v338h14v338" svg:viewBox="0 0 15 677">
          <text:p/>
        </draw:connector>
        <draw:custom-shape draw:style-name="gr13" draw:text-style-name="P11" xml:id="id11" draw:id="id11" draw:layer="layout" svg:width="3.683cm" svg:height="1.524cm" draw:transform="rotate (0.000174532925199433) translate (11.754cm 17.383cm)">
          <text:p text:style-name="P11"><text:span text:style-name="T1">Abrir puerto para </text:span></text:p>
          <text:p text:style-name="P11"><text:span text:style-name="T1">configuració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2" xml:id="id15" draw:id="id15" draw:layer="layout" svg:width="2.894cm" svg:height="1.016cm" draw:transform="rotate (0.000174532925199433) translate (7.682cm 26.527cm)">
          <text:p text:style-name="P2"><text:span text:style-name="T1">Standb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9.102cm" svg:y1="25.601cm" svg:x2="9.129cm" svg:y2="26.526cm" draw:start-shape="id14" draw:start-glue-point="6" draw:end-shape="id15" draw:end-glue-point="4" svg:d="M9102 25601v463h27v462" svg:viewBox="0 0 28 926">
          <text:p/>
        </draw:connector>
      </draw:page>
      <draw:page draw:name="page2" draw:style-name="dp1" draw:master-page-name="Default">
        <draw:custom-shape draw:style-name="gr15" draw:text-style-name="P1" xml:id="id18" draw:id="id18" draw:layer="layout" svg:width="4.445cm" svg:height="1.651cm" svg:x="3.667cm" svg:y="4.683cm">
          <text:p text:style-name="P1"><text:span text:style-name="T1">Medición </text:span></text:p>
          <text:p text:style-name="P1"><text:span text:style-name="T1">inhibid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xml:id="id16" draw:id="id16" draw:layer="layout" svg:width="4.379cm" svg:height="1.016cm" draw:transform="rotate (0.000174532925199433) translate (8.071cm 1.181cm)">
          <text:p text:style-name="P2"><text:span text:style-name="T1">Timer de medició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10.261cm" svg:y1="2.197cm" svg:x2="10.26cm" svg:y2="2.859cm" draw:start-shape="id16" draw:start-glue-point="6" draw:end-shape="id17" draw:end-glue-point="4" svg:d="M10261 2197v331h-1v331" svg:viewBox="0 0 2 663">
          <text:p/>
        </draw:connector>
        <draw:custom-shape draw:style-name="gr17" draw:text-style-name="P2" xml:id="id17" draw:id="id17" draw:layer="layout" svg:width="3.672cm" svg:height="0.762cm" svg:x="8.424cm" svg:y="2.859cm">
          <text:p text:style-name="P2"><text:span text:style-name="T1">Borrar Conf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10.26cm" svg:y1="3.621cm" svg:x2="5.89cm" svg:y2="4.683cm" draw:start-shape="id17" draw:start-glue-point="6" draw:end-shape="id18" draw:end-glue-point="4" svg:d="M10260 3621v531h-4370v531" svg:viewBox="0 0 4371 1063">
          <text:p/>
        </draw:connector>
        <draw:custom-shape draw:style-name="gr18" draw:text-style-name="P1" xml:id="id20" draw:id="id20" draw:layer="layout" svg:width="5.207cm" svg:height="2.54cm" svg:x="7.657cm" svg:y="8.352cm">
          <text:p text:style-name="P1"><text:span text:style-name="T1">Medición de </text:span></text:p>
          <text:p text:style-name="P1"><text:span text:style-name="T1">TEMP y HUM </text:span></text:p>
          <text:p text:style-name="P1"><text:span text:style-name="T1">exitos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xml:id="id24" draw:id="id24" draw:layer="layout" svg:width="4.572cm" svg:height="1.315cm" svg:x="7.974cm" svg:y="13.857cm">
          <text:p text:style-name="P1"><text:span text:style-name="T1">PID Activ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" xml:id="id28" draw:id="id28" draw:layer="layout" svg:width="6.432cm" svg:height="5.03cm" svg:x="7.044cm" svg:y="18.438cm">
          <text:p text:style-name="P1"><text:span text:style-name="T1"># de elementos en </text:span></text:p>
          <text:p text:style-name="P1"><text:span text:style-name="T1">arreglo de muestras</text:span></text:p>
          <text:p text:style-name="P1"><text:span text:style-name="T1"><text:s/></text:span><text:span text:style-name="T1">&gt; </text:span></text:p>
          <text:p text:style-name="P1"><text:span text:style-name="T1">cantidad de </text:span></text:p>
          <text:p text:style-name="P1"><text:span text:style-name="T1">muestras máxim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21" draw:id="id21" draw:layer="layout" svg:width="3.556cm" svg:height="1.397cm" svg:x="14.619cm" svg:y="8.924cm">
          <text:p text:style-name="P2"><text:span text:style-name="T1">Guardar </text:span></text:p>
          <text:p text:style-name="P2"><text:span text:style-name="T1">nueva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22" draw:id="id22" draw:layer="layout" svg:width="3.556cm" svg:height="1.397cm" svg:x="2.397cm" svg:y="9.001cm">
          <text:p text:style-name="P2"><text:span text:style-name="T1">Repetir </text:span></text:p>
          <text:p text:style-name="P2"><text:span text:style-name="T1">medición anteri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" xml:id="id23" draw:id="id23" draw:layer="layout" svg:width="3.556cm" svg:height="1.27cm" svg:x="8.482cm" svg:y="11.849cm">
          <text:p text:style-name="P2"><text:span text:style-name="T1">Leer Sensores</text:span></text:p>
          <text:p text:style-name="P2"><text:span text:style-name="T1"><text:s/></text:span><text:span text:style-name="T1">V, I, Luz int y 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" xml:id="id26" draw:id="id26" draw:layer="layout" svg:width="3.937cm" svg:height="1.072cm" svg:x="14.384cm" svg:y="13.978cm">
          <text:p text:style-name="P2"><text:span text:style-name="T1">Actualizar valor de </text:span></text:p>
          <text:p text:style-name="P2"><text:span text:style-name="T1">PWM según P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2" xml:id="id25" draw:id="id25" draw:layer="layout" svg:width="3.937cm" svg:height="1.171cm" svg:x="2.5cm" svg:y="13.915cm">
          <text:p text:style-name="P2"><text:span text:style-name="T1">Mantener el mismo</text:span></text:p>
          <text:p text:style-name="P2"><text:span text:style-name="T1">valor de PW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1" xml:id="id27" draw:id="id27" draw:layer="layout" svg:width="4.191cm" svg:height="1.397cm" svg:x="8.165cm" svg:y="16.383cm">
          <text:p text:style-name="P11"><text:span text:style-name="T1">Agregar medición a </text:span></text:p>
          <text:p text:style-name="P11"><text:span text:style-name="T1">arreglo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" xml:id="id29" draw:id="id29" draw:layer="layout" svg:width="3.848cm" svg:height="1.37cm" svg:x="13.573cm" svg:y="21.59cm">
          <text:p text:style-name="P2"><text:span text:style-name="T1">Descartar muestra </text:span></text:p>
          <text:p text:style-name="P2"><text:span text:style-name="T1">mas viej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30" draw:id="id30" draw:layer="layout" svg:width="4.193cm" svg:height="1.016cm" draw:transform="rotate (0.000174532925199433) translate (8.164cm 27.524cm)">
          <text:p text:style-name="P2"><text:span text:style-name="T1">Fin de Subruti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8.112cm" svg:y1="5.509cm" svg:x2="10.26cm" svg:y2="6.893cm" draw:start-shape="id18" draw:start-glue-point="7" draw:end-shape="id19" draw:end-glue-point="4" svg:d="M8112 5509h2148v1384" svg:viewBox="0 0 2149 1385">
          <text:p><text:span text:style-name="T1"><text:s text:c="3"/></text:span><text:span text:style-name="T1">N</text:span><text:span text:style-name="T1">o</text:span></text:p>
        </draw:connector>
        <draw:connector draw:style-name="gr27" draw:text-style-name="P2" draw:layer="layout" svg:x1="12.864cm" svg:y1="9.622cm" svg:x2="14.619cm" svg:y2="9.623cm" draw:start-shape="id20" draw:start-glue-point="7" draw:end-shape="id21" draw:end-glue-point="5" svg:d="M12864 9622h878v1h877" svg:viewBox="0 0 1756 2">
          <text:p><text:span text:style-name="T1"/></text:p>
          <text:p><text:span text:style-name="T1">Si</text:span></text:p>
        </draw:connector>
        <draw:connector draw:style-name="gr27" draw:text-style-name="P10" draw:layer="layout" svg:x1="7.657cm" svg:y1="9.622cm" svg:x2="5.953cm" svg:y2="9.7cm" draw:start-shape="id20" draw:start-glue-point="5" draw:end-shape="id22" draw:end-glue-point="7" svg:d="M7657 9622h-852v78h-852" svg:viewBox="0 0 1705 79">
          <text:p text:style-name="P4"><text:span text:style-name="T1"/></text:p>
          <text:p text:style-name="P4"><text:span text:style-name="T1">N</text:span><text:span text:style-name="T1">o</text:span></text:p>
        </draw:connector>
        <draw:connector draw:style-name="FLOW_20_Arrow" draw:text-style-name="P3" draw:layer="layout" svg:x1="4.175cm" svg:y1="10.398cm" svg:x2="10.26cm" svg:y2="11.849cm" draw:start-shape="id22" draw:start-glue-point="6" draw:end-shape="id23" draw:end-glue-point="4" svg:d="M4175 10398v726h6085v725" svg:viewBox="0 0 6086 1452">
          <text:p/>
        </draw:connector>
        <draw:connector draw:style-name="FLOW_20_Arrow" draw:text-style-name="P3" draw:layer="layout" svg:x1="16.397cm" svg:y1="10.321cm" svg:x2="10.26cm" svg:y2="11.849cm" draw:start-shape="id21" draw:start-glue-point="6" draw:end-shape="id23" draw:end-glue-point="4" svg:d="M16397 10321v764h-6137v764" svg:viewBox="0 0 6138 1529">
          <text:p/>
        </draw:connector>
        <draw:connector draw:style-name="FLOW_20_Arrow" draw:text-style-name="P3" draw:layer="layout" svg:x1="10.26cm" svg:y1="13.119cm" svg:x2="10.26cm" svg:y2="13.857cm" draw:start-shape="id23" draw:start-glue-point="6" draw:end-shape="id24" draw:end-glue-point="4" svg:d="M10260 13119v738" svg:viewBox="0 0 1 739">
          <text:p/>
        </draw:connector>
        <draw:connector draw:style-name="gr27" draw:text-style-name="P10" draw:layer="layout" svg:x1="7.974cm" svg:y1="14.515cm" svg:x2="6.437cm" svg:y2="14.501cm" draw:start-shape="id24" draw:start-glue-point="5" draw:end-shape="id25" draw:end-glue-point="7" svg:d="M7974 14515h-768v-14h-769" svg:viewBox="0 0 1538 15">
          <text:p text:style-name="P4"><text:span text:style-name="T1"/></text:p>
          <text:p text:style-name="P4"><text:span text:style-name="T1">N</text:span><text:span text:style-name="T1">o</text:span></text:p>
        </draw:connector>
        <draw:connector draw:style-name="gr27" draw:text-style-name="P2" draw:layer="layout" svg:x1="12.546cm" svg:y1="14.515cm" svg:x2="14.384cm" svg:y2="14.514cm" draw:start-shape="id24" draw:start-glue-point="7" draw:end-shape="id26" draw:end-glue-point="5" svg:d="M12546 14515h919v-1h919" svg:viewBox="0 0 1839 2">
          <text:p><text:span text:style-name="T1"/></text:p>
          <text:p><text:span text:style-name="T1">Si</text:span></text:p>
        </draw:connector>
        <draw:connector draw:style-name="FLOW_20_Arrow" draw:text-style-name="P3" draw:layer="layout" svg:x1="4.469cm" svg:y1="15.086cm" svg:x2="10.261cm" svg:y2="16.383cm" draw:start-shape="id25" draw:start-glue-point="6" draw:end-shape="id27" draw:end-glue-point="4" svg:d="M4469 15086v648h5792v649" svg:viewBox="0 0 5793 1298">
          <text:p/>
        </draw:connector>
        <draw:connector draw:style-name="FLOW_20_Arrow" draw:text-style-name="P3" draw:layer="layout" svg:x1="16.353cm" svg:y1="15.05cm" svg:x2="10.261cm" svg:y2="16.383cm" draw:start-shape="id26" draw:start-glue-point="6" draw:end-shape="id27" draw:end-glue-point="4" svg:d="M16353 15050v667h-6092v666" svg:viewBox="0 0 6093 1334">
          <text:p/>
        </draw:connector>
        <draw:connector draw:style-name="FLOW_20_Arrow" draw:text-style-name="P3" draw:layer="layout" svg:x1="10.261cm" svg:y1="17.78cm" svg:x2="10.26cm" svg:y2="18.438cm" draw:start-shape="id27" draw:start-glue-point="6" draw:end-shape="id28" draw:end-glue-point="4" svg:d="M10261 17780v329h-1v329" svg:viewBox="0 0 2 659">
          <text:p/>
        </draw:connector>
        <draw:connector draw:style-name="gr8" draw:text-style-name="P2" draw:layer="layout" svg:x1="13.476cm" svg:y1="20.953cm" svg:x2="15.497cm" svg:y2="21.59cm" draw:start-shape="id28" draw:start-glue-point="7" draw:end-shape="id29" draw:end-glue-point="4" svg:d="M13476 20953h2021v637" svg:viewBox="0 0 2022 638">
          <text:p><text:span text:style-name="T1">Si</text:span></text:p>
        </draw:connector>
        <draw:connector draw:style-name="gr8" draw:text-style-name="P7" draw:layer="layout" draw:line-skew="-1.631cm 10.36cm" svg:x1="3.667cm" svg:y1="5.509cm" svg:x2="10.261cm" svg:y2="27.523cm" draw:start-shape="id18" draw:start-glue-point="5" draw:end-shape="id30" draw:end-glue-point="4" svg:d="M3667 5509h-2159v21780h8753v234" svg:viewBox="0 0 8754 22015">
          <text:p text:style-name="P6"><text:span text:style-name="T1"><text:s text:c="5"/></text:span><text:span text:style-name="T1"><text:s text:c="5"/></text:span><text:span text:style-name="T1"><text:s text:c="2"/></text:span><text:span text:style-name="T1">Si</text:span></text:p>
        </draw:connector>
        <draw:custom-shape draw:style-name="gr28" draw:text-style-name="P2" xml:id="id19" draw:id="id19" draw:layer="layout" svg:width="3.656cm" svg:height="0.835cm" svg:x="8.432cm" svg:y="6.893cm">
          <text:p text:style-name="P2"><text:span text:style-name="T1">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10.26cm" svg:y1="7.728cm" svg:x2="10.261cm" svg:y2="8.352cm" draw:start-shape="id19" draw:start-glue-point="6" draw:end-shape="id20" draw:end-glue-point="4" svg:d="M10260 7728v312h1v312" svg:viewBox="0 0 2 625">
          <text:p/>
        </draw:connector>
        <draw:custom-shape draw:style-name="gr29" draw:text-style-name="P2" xml:id="id31" draw:id="id31" draw:layer="layout" svg:width="4.011cm" svg:height="1.059cm" svg:x="8.255cm" svg:y="25.003cm">
          <text:p text:style-name="P2"><text:span text:style-name="T1">Desinhibir medició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0.26cm" svg:y1="23.468cm" svg:x2="10.261cm" svg:y2="25.003cm" draw:start-shape="id28" draw:start-glue-point="6" draw:end-shape="id31" draw:end-glue-point="4" svg:d="M10260 23468v768h1v767" svg:viewBox="0 0 2 1536">
          <text:p><text:span text:style-name="T1"><text:s text:c="3"/></text:span><text:span text:style-name="T1">N</text:span><text:span text:style-name="T1">o</text:span></text:p>
        </draw:connector>
        <draw:connector draw:style-name="FLOW_20_Arrow" draw:text-style-name="P3" draw:layer="layout" draw:line-skew="0.894cm" svg:x1="15.497cm" svg:y1="22.96cm" svg:x2="10.261cm" svg:y2="25.003cm" draw:start-shape="id29" draw:start-glue-point="6" draw:end-shape="id31" draw:end-glue-point="4" svg:d="M15497 22960v1916h-5236v127" svg:viewBox="0 0 5237 2044">
          <text:p/>
        </draw:connector>
        <draw:connector draw:style-name="FLOW_20_Arrow" draw:text-style-name="P3" draw:layer="layout" svg:x1="10.261cm" svg:y1="26.062cm" svg:x2="10.261cm" svg:y2="27.523cm" draw:start-shape="id31" draw:start-glue-point="6" draw:end-shape="id30" draw:end-glue-point="4" svg:d="M10261 26062v1461" svg:viewBox="0 0 1 1462">
          <text:p/>
        </draw:connector>
      </draw:page>
      <draw:page draw:name="page3" draw:style-name="dp1" draw:master-page-name="Default">
        <draw:custom-shape draw:style-name="gr30" draw:text-style-name="P1" xml:id="id32" draw:id="id32" draw:layer="layout" svg:width="4.773cm" svg:height="1.562cm" svg:x="1.402cm" svg:y="7.439cm">
          <text:p text:style-name="P1"><text:span text:style-name="T1">Method </text:span></text:p>
          <text:p text:style-name="P1"><text:span text:style-name="T1">== getPW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" xml:id="id62" draw:id="id62" draw:layer="layout" svg:width="6.123cm" svg:height="1.777cm" svg:x="1.357cm" svg:y="4.635cm">
          <text:p text:style-name="P1"><text:span text:style-name="T1">Reemplazar </text:span></text:p>
          <text:p text:style-name="P1"><text:span text:style-name="T1">request por response </text:span></text:p>
          <text:p text:style-name="P1"><text:span text:style-name="T1">en nombre de topic y guard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" xml:id="id60" draw:id="id60" draw:layer="layout" svg:width="4.447cm" svg:height="1.397cm" draw:transform="rotate (0.000174532925199433) translate (2.195cm 1.335cm)">
          <text:p text:style-name="P1"><text:span text:style-name="T1">Nuevo mensaje en</text:span></text:p>
          <text:p text:style-name="P1"><text:span text:style-name="T1">Topics subscripto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3" draw:text-style-name="P2" xml:id="id33" draw:id="id33" draw:layer="layout" svg:width="3.097cm" svg:height="1.142cm" svg:x="5.504cm" svg:y="8.745cm">
          <text:p text:style-name="P2"><text:span text:style-name="T1">Publicar </text:span></text:p>
          <text:p text:style-name="P2"><text:span text:style-name="T1">PWM Actual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" xml:id="id34" draw:id="id34" draw:layer="layout" svg:width="5.168cm" svg:height="1.68cm" svg:x="1.204cm" svg:y="11.004cm">
          <text:p text:style-name="P1"><text:span text:style-name="T1">Method ==</text:span></text:p>
          <text:p text:style-name="P1"><text:span text:style-name="T1">getScan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2" xml:id="id35" draw:id="id35" draw:layer="layout" svg:width="3.588cm" svg:height="1.142cm" svg:x="5.721cm" svg:y="12.306cm">
          <text:p text:style-name="P2"><text:span text:style-name="T1">Publicar estado</text:span></text:p>
          <text:p text:style-name="P2"><text:span text:style-name="T1">actual de esc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10" draw:layer="layout" svg:x1="6.175cm" svg:y1="8.22cm" svg:x2="7.053cm" svg:y2="8.745cm" draw:start-shape="id32" draw:start-glue-point="7" draw:end-shape="id33" draw:end-glue-point="4" svg:d="M6175 8220h878v525" svg:viewBox="0 0 879 526">
          <text:p text:style-name="P4"><text:span text:style-name="T1">Si</text:span></text:p>
        </draw:connector>
        <draw:connector draw:style-name="gr8" draw:text-style-name="P2" draw:layer="layout" svg:x1="3.789cm" svg:y1="9.001cm" svg:x2="3.788cm" svg:y2="11.004cm" draw:start-shape="id32" draw:start-glue-point="6" draw:end-shape="id34" draw:end-glue-point="4" svg:d="M3789 9001v1002h-1v1001" svg:viewBox="0 0 2 2004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-0.048cm" svg:x1="7.053cm" svg:y1="9.887cm" svg:x2="3.788cm" svg:y2="11.004cm" draw:start-shape="id33" draw:start-glue-point="6" draw:end-shape="id34" draw:end-glue-point="4" svg:d="M7053 9887v511h-3265v606" svg:viewBox="0 0 3266 1118">
          <text:p/>
        </draw:connector>
        <draw:connector draw:style-name="gr27" draw:text-style-name="P2" draw:layer="layout" svg:x1="6.372cm" svg:y1="11.844cm" svg:x2="7.515cm" svg:y2="12.306cm" draw:start-shape="id34" draw:start-glue-point="7" draw:end-shape="id35" draw:end-glue-point="4" svg:d="M6372 11844h1143v462" svg:viewBox="0 0 1144 463">
          <text:p><text:span text:style-name="T1">Si</text:span></text:p>
          <text:p><text:span text:style-name="T1"/></text:p>
          <text:p><text:span text:style-name="T1"/></text:p>
        </draw:connector>
        <draw:custom-shape draw:style-name="gr36" draw:text-style-name="P1" xml:id="id36" draw:id="id36" draw:layer="layout" svg:width="5.218cm" svg:height="1.672cm" svg:x="1.179cm" svg:y="14.568cm">
          <text:p text:style-name="P1"><text:span text:style-name="T1">Method ==</text:span></text:p>
          <text:p text:style-name="P1"><text:span text:style-name="T1">getLight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" xml:id="id37" draw:id="id37" draw:layer="layout" svg:width="3.307cm" svg:height="1.142cm" svg:x="5.621cm" svg:y="15.864cm">
          <text:p text:style-name="P2"><text:span text:style-name="T1">Publicar estado </text:span></text:p>
          <text:p text:style-name="P2"><text:span text:style-name="T1">actual de la lu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1" xml:id="id38" draw:id="id38" draw:layer="layout" svg:width="4.914cm" svg:height="1.663cm" svg:x="1.331cm" svg:y="18.133cm">
          <text:p text:style-name="P1"><text:span text:style-name="T1">Method </text:span></text:p>
          <text:p text:style-name="P1"><text:span text:style-name="T1">== getPID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" xml:id="id39" draw:id="id39" draw:layer="layout" svg:width="4.223cm" svg:height="1.008cm" svg:x="5.321cm" svg:y="19.423cm">
          <text:p text:style-name="P2"><text:span text:style-name="T1">Publicar estado </text:span></text:p>
          <text:p text:style-name="P2"><text:span text:style-name="T1">de habilitación de 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2" draw:layer="layout" svg:x1="6.397cm" svg:y1="15.404cm" svg:x2="7.275cm" svg:y2="15.864cm" draw:start-shape="id36" draw:start-glue-point="7" draw:end-shape="id37" draw:end-glue-point="4" svg:d="M6397 15404h878v460" svg:viewBox="0 0 879 461">
          <text:p><text:span text:style-name="T1">Si</text:span></text:p>
          <text:p><text:span text:style-name="T1"/></text:p>
          <text:p><text:span text:style-name="T1"/></text:p>
        </draw:connector>
        <draw:connector draw:style-name="gr8" draw:text-style-name="P2" draw:layer="layout" svg:x1="3.788cm" svg:y1="16.24cm" svg:x2="3.788cm" svg:y2="18.133cm" draw:start-shape="id36" draw:start-glue-point="6" draw:end-shape="id38" draw:end-glue-point="4" svg:d="M3788 16240v1893" svg:viewBox="0 0 1 1894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-0.127cm" svg:x1="7.275cm" svg:y1="17.006cm" svg:x2="3.788cm" svg:y2="18.133cm" draw:start-shape="id37" draw:start-glue-point="6" draw:end-shape="id38" draw:end-glue-point="4" svg:d="M7275 17006v437h-3487v690" svg:viewBox="0 0 3488 1128">
          <text:p/>
        </draw:connector>
        <draw:connector draw:style-name="gr27" draw:text-style-name="P2" draw:layer="layout" svg:x1="6.245cm" svg:y1="18.965cm" svg:x2="7.433cm" svg:y2="19.423cm" draw:start-shape="id38" draw:start-glue-point="7" draw:end-shape="id39" draw:end-glue-point="4" svg:d="M6245 18965h1188v458" svg:viewBox="0 0 1189 459">
          <text:p><text:span text:style-name="T1">Si</text:span></text:p>
          <text:p><text:span text:style-name="T1"/></text:p>
          <text:p><text:span text:style-name="T1"/></text:p>
        </draw:connector>
        <draw:connector draw:style-name="gr8" draw:text-style-name="P2" draw:layer="layout" svg:x1="3.788cm" svg:y1="12.684cm" svg:x2="3.788cm" svg:y2="14.568cm" draw:start-shape="id34" draw:start-glue-point="6" draw:end-shape="id36" draw:end-glue-point="4" svg:d="M3788 12684v1884" svg:viewBox="0 0 1 1885">
          <text:p><text:span text:style-name="T1"><text:s text:c="3"/></text:span><text:span text:style-name="T1">No</text:span></text:p>
          <text:p><text:span text:style-name="T1"/></text:p>
        </draw:connector>
        <draw:connector draw:style-name="FLOW_20_Arrow" draw:text-style-name="P3" draw:layer="layout" svg:x1="7.515cm" svg:y1="13.448cm" svg:x2="3.788cm" svg:y2="14.568cm" draw:start-shape="id35" draw:start-glue-point="6" draw:end-shape="id36" draw:end-glue-point="4" svg:d="M7515 13448v561h-3727v559" svg:viewBox="0 0 3728 1121">
          <text:p/>
        </draw:connector>
        <draw:custom-shape draw:style-name="gr40" draw:text-style-name="P1" xml:id="id40" draw:id="id40" draw:layer="layout" svg:width="3.595cm" svg:height="2.032cm" svg:x="10.604cm" svg:y="1.635cm">
          <text:p text:style-name="P1"><text:span text:style-name="T1">Method == </text:span></text:p>
          <text:p text:style-name="P1"><text:span text:style-name="T1">setPW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" xml:id="id41" draw:id="id41" draw:layer="layout" svg:width="3.017cm" svg:height="0.989cm" svg:x="15.359cm" svg:y="2.157cm">
          <text:p text:style-name="P2"><text:span text:style-name="T1">Setear </text:span></text:p>
          <text:p text:style-name="P2"><text:span text:style-name="T1">valor de PWM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" draw:text-style-name="P1" xml:id="id42" draw:id="id42" draw:layer="layout" svg:width="3.932cm" svg:height="1.778cm" svg:x="10.435cm" svg:y="4.545cm">
          <text:p text:style-name="P1"><text:span text:style-name="T1">Method == </text:span></text:p>
          <text:p text:style-name="P1"><text:span text:style-name="T1">setScan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2" xml:id="id43" draw:id="id43" draw:layer="layout" svg:width="3.856cm" svg:height="1.142cm" svg:x="15.559cm" svg:y="4.863cm">
          <text:p text:style-name="P2"><text:span text:style-name="T1">Setear </text:span></text:p>
          <text:p text:style-name="P2"><text:span text:style-name="T1">estado de esc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2" draw:layer="layout" svg:x1="14.199cm" svg:y1="2.651cm" svg:x2="15.359cm" svg:y2="2.651cm" draw:start-shape="id40" draw:start-glue-point="7" draw:end-shape="id41" draw:end-glue-point="5" svg:d="M14199 2651h1160" svg:viewBox="0 0 1161 1">
          <text:p text:style-name="P6"><text:span text:style-name="T1">Si</text:span></text:p>
          <text:p><text:span text:style-name="T1"/></text:p>
        </draw:connector>
        <draw:connector draw:style-name="gr8" draw:text-style-name="P2" draw:layer="layout" svg:x1="12.402cm" svg:y1="3.667cm" svg:x2="12.401cm" svg:y2="4.545cm" draw:start-shape="id40" draw:start-glue-point="6" draw:end-shape="id42" draw:end-glue-point="4" svg:d="M12402 3667v440h-1v438" svg:viewBox="0 0 2 879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0.564cm" svg:x1="16.868cm" svg:y1="3.146cm" svg:x2="12.401cm" svg:y2="4.545cm" draw:start-shape="id41" draw:start-glue-point="6" draw:end-shape="id42" draw:end-glue-point="4" svg:d="M16868 3146v1263h-4467v136" svg:viewBox="0 0 4468 1400">
          <text:p/>
        </draw:connector>
        <draw:connector draw:style-name="gr27" draw:text-style-name="P2" draw:layer="layout" svg:x1="14.367cm" svg:y1="5.434cm" svg:x2="15.559cm" svg:y2="5.434cm" draw:start-shape="id42" draw:start-glue-point="7" draw:end-shape="id43" draw:end-glue-point="5" svg:d="M14367 5434h1192" svg:viewBox="0 0 1193 1">
          <text:p><text:span text:style-name="T1">Si</text:span></text:p>
          <text:p><text:span text:style-name="T1"/></text:p>
        </draw:connector>
        <draw:custom-shape draw:style-name="gr44" draw:text-style-name="P1" xml:id="id44" draw:id="id44" draw:layer="layout" svg:width="4.154cm" svg:height="1.778cm" svg:x="10.324cm" svg:y="7.201cm">
          <text:p text:style-name="P1"><text:span text:style-name="T1">Method == </text:span></text:p>
          <text:p text:style-name="P1"><text:span text:style-name="T1">setLight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" xml:id="id45" draw:id="id45" draw:layer="layout" svg:width="3.171cm" svg:height="1.142cm" svg:x="15.636cm" svg:y="7.519cm">
          <text:p text:style-name="P2"><text:span text:style-name="T1">Setear estado </text:span></text:p>
          <text:p text:style-name="P2"><text:span text:style-name="T1">actual de la lu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" draw:text-style-name="P1" xml:id="id46" draw:id="id46" draw:layer="layout" svg:width="3.932cm" svg:height="1.778cm" svg:x="10.435cm" svg:y="10.03cm">
          <text:p text:style-name="P1"><text:span text:style-name="T1">Method == </text:span></text:p>
          <text:p text:style-name="P1"><text:span text:style-name="T1">setPID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" xml:id="id47" draw:id="id47" draw:layer="layout" svg:width="3.229cm" svg:height="1.589cm" svg:x="15.624cm" svg:y="10.125cm">
          <text:p text:style-name="P2"><text:span text:style-name="T1">Setear estado </text:span></text:p>
          <text:p text:style-name="P2"><text:span text:style-name="T1">de habilitación </text:span></text:p>
          <text:p text:style-name="P2"><text:span text:style-name="T1">de 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2" draw:layer="layout" svg:x1="14.478cm" svg:y1="8.09cm" svg:x2="15.636cm" svg:y2="8.09cm" draw:start-shape="id44" draw:start-glue-point="7" draw:end-shape="id45" draw:end-glue-point="5" svg:d="M14478 8090h1158" svg:viewBox="0 0 1159 1">
          <text:p><text:span text:style-name="T1"/></text:p>
          <text:p><text:span text:style-name="T1">Si</text:span></text:p>
          <text:p><text:span text:style-name="T1"/></text:p>
          <text:p><text:span text:style-name="T1"/></text:p>
        </draw:connector>
        <draw:connector draw:style-name="gr8" draw:text-style-name="P2" draw:layer="layout" svg:x1="12.401cm" svg:y1="8.979cm" svg:x2="12.401cm" svg:y2="10.03cm" draw:start-shape="id44" draw:start-glue-point="6" draw:end-shape="id46" draw:end-glue-point="4" svg:d="M12401 8979v1051" svg:viewBox="0 0 1 1052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0.544cm" svg:x1="17.222cm" svg:y1="8.661cm" svg:x2="12.401cm" svg:y2="10.03cm" draw:start-shape="id45" draw:start-glue-point="6" draw:end-shape="id46" draw:end-glue-point="4" svg:d="M17222 8661v1229h-4821v140" svg:viewBox="0 0 4822 1370">
          <text:p/>
        </draw:connector>
        <draw:connector draw:style-name="gr27" draw:text-style-name="P2" draw:layer="layout" svg:x1="14.367cm" svg:y1="10.919cm" svg:x2="15.624cm" svg:y2="10.92cm" draw:start-shape="id46" draw:start-glue-point="7" draw:end-shape="id47" draw:end-glue-point="5" svg:d="M14367 10919h629v1h628" svg:viewBox="0 0 1258 2">
          <text:p><text:span text:style-name="T1">Si</text:span></text:p>
          <text:p><text:span text:style-name="T1"/></text:p>
        </draw:connector>
        <draw:connector draw:style-name="gr3" draw:text-style-name="P2" draw:layer="layout" svg:x1="12.401cm" svg:y1="6.323cm" svg:x2="12.401cm" svg:y2="7.201cm" draw:start-shape="id42" draw:start-glue-point="6" draw:end-shape="id44" draw:end-glue-point="4" svg:d="M12401 6323v878" svg:viewBox="0 0 1 879">
          <text:p text:style-name="P4"><text:span text:style-name="T1"><text:s text:c="4"/></text:span><text:span text:style-name="T1">No</text:span></text:p>
        </draw:connector>
        <draw:connector draw:style-name="FLOW_20_Arrow" draw:text-style-name="P3" draw:layer="layout" draw:line-skew="0.492cm" svg:x1="17.487cm" svg:y1="6.005cm" svg:x2="12.401cm" svg:y2="7.201cm" draw:start-shape="id43" draw:start-glue-point="6" draw:end-shape="id44" draw:end-glue-point="4" svg:d="M17487 6005v1091h-5086v105" svg:viewBox="0 0 5087 1197">
          <text:p/>
        </draw:connector>
        <draw:custom-shape draw:style-name="gr47" draw:text-style-name="P1" xml:id="id48" draw:id="id48" draw:layer="layout" svg:width="4.025cm" svg:height="1.528cm" svg:x="1.776cm" svg:y="21.697cm">
          <text:p text:style-name="P1"><text:span text:style-name="T1">Method </text:span></text:p>
          <text:p text:style-name="P1"><text:span text:style-name="T1">== getAV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2" xml:id="id49" draw:id="id49" draw:layer="layout" svg:width="5.295cm" svg:height="1.142cm" svg:x="4.722cm" svg:y="23.024cm">
          <text:p text:style-name="P2"><text:span text:style-name="T1">Publicar cantidad </text:span></text:p>
          <text:p text:style-name="P2"><text:span text:style-name="T1">de muestras promediad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2" draw:layer="layout" svg:x1="5.801cm" svg:y1="22.461cm" svg:x2="7.37cm" svg:y2="23.024cm" draw:start-shape="id48" draw:start-glue-point="7" draw:end-shape="id49" draw:end-glue-point="4" svg:d="M5801 22461h1569v563" svg:viewBox="0 0 1570 564">
          <text:p><text:span text:style-name="T1">Si</text:span></text:p>
          <text:p><text:span text:style-name="T1"/></text:p>
          <text:p><text:span text:style-name="T1"/></text:p>
        </draw:connector>
        <draw:connector draw:style-name="gr8" draw:text-style-name="P2" draw:layer="layout" svg:x1="3.788cm" svg:y1="19.796cm" svg:x2="3.789cm" svg:y2="21.697cm" draw:start-shape="id38" draw:start-glue-point="6" draw:end-shape="id48" draw:end-glue-point="4" svg:d="M3788 19796v951h1v950" svg:viewBox="0 0 2 1902">
          <text:p><text:span text:style-name="T1"><text:s text:c="3"/></text:span><text:span text:style-name="T1">No</text:span></text:p>
          <text:p><text:span text:style-name="T1"/></text:p>
        </draw:connector>
        <draw:connector draw:style-name="FLOW_20_Arrow" draw:text-style-name="P3" draw:layer="layout" svg:x1="7.433cm" svg:y1="20.431cm" svg:x2="3.789cm" svg:y2="21.697cm" draw:start-shape="id39" draw:start-glue-point="6" draw:end-shape="id48" draw:end-glue-point="4" svg:d="M7433 20431v634h-3644v632" svg:viewBox="0 0 3645 1267">
          <text:p/>
        </draw:connector>
        <draw:custom-shape draw:style-name="gr49" draw:text-style-name="P1" xml:id="id50" draw:id="id50" draw:layer="layout" svg:width="4.025cm" svg:height="1.646cm" svg:x="1.776cm" svg:y="25.262cm">
          <text:p text:style-name="P1"><text:span text:style-name="T1">Method </text:span></text:p>
          <text:p text:style-name="P1"><text:span text:style-name="T1">== getR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2" xml:id="id51" draw:id="id51" draw:layer="layout" svg:width="4.599cm" svg:height="1.142cm" svg:x="4.893cm" svg:y="26.625cm">
          <text:p text:style-name="P2"><text:span text:style-name="T1">Publicar tiempo</text:span></text:p>
          <text:p text:style-name="P2"><text:span text:style-name="T1">entre consultas actu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2" draw:layer="layout" svg:x1="5.801cm" svg:y1="26.085cm" svg:x2="7.193cm" svg:y2="26.625cm" draw:start-shape="id50" draw:start-glue-point="7" draw:end-shape="id51" draw:end-glue-point="4" svg:d="M5801 26085h1392v540" svg:viewBox="0 0 1393 541">
          <text:p><text:span text:style-name="T1">Si</text:span></text:p>
          <text:p><text:span text:style-name="T1"/></text:p>
          <text:p><text:span text:style-name="T1"/></text:p>
        </draw:connector>
        <draw:connector draw:style-name="gr8" draw:text-style-name="P3" draw:layer="layout" svg:x1="3.789cm" svg:y1="23.225cm" svg:x2="3.789cm" svg:y2="25.262cm" draw:start-shape="id48" draw:start-glue-point="6" draw:end-shape="id50" draw:end-glue-point="4" svg:d="M3789 23225v2037" svg:viewBox="0 0 1 2038">
          <text:p text:style-name="P3"><text:s text:c="3"/>No</text:p>
        </draw:connector>
        <draw:custom-shape draw:style-name="gr51" draw:text-style-name="P1" xml:id="id52" draw:id="id52" draw:layer="layout" svg:width="3.932cm" svg:height="2.191cm" svg:x="10.435cm" svg:y="12.8cm">
          <text:p text:style-name="P1"><text:span text:style-name="T1">Method == </text:span></text:p>
          <text:p text:style-name="P1"><text:span text:style-name="T1">setAV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2" xml:id="id53" draw:id="id53" draw:layer="layout" svg:width="4.4cm" svg:height="1.65cm" svg:x="15.465cm" svg:y="13.07cm">
          <text:p text:style-name="P2"><text:span text:style-name="T1">Setear nueva </text:span></text:p>
          <text:p text:style-name="P2"><text:span text:style-name="T1">cantidad de muestras </text:span></text:p>
          <text:p text:style-name="P2"><text:span text:style-name="T1">promediad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2" draw:layer="layout" svg:x1="14.367cm" svg:y1="13.896cm" svg:x2="15.465cm" svg:y2="13.895cm" draw:start-shape="id52" draw:start-glue-point="7" draw:end-shape="id53" draw:end-glue-point="5" svg:d="M14367 13896h550v-1h548" svg:viewBox="0 0 1099 2">
          <text:p><text:span text:style-name="T1">Si</text:span></text:p>
          <text:p><text:span text:style-name="T1"/></text:p>
        </draw:connector>
        <draw:custom-shape draw:style-name="gr53" draw:text-style-name="P1" xml:id="id54" draw:id="id54" draw:layer="layout" svg:width="3.932cm" svg:height="2.032cm" svg:x="10.435cm" svg:y="19.996cm">
          <text:p text:style-name="P1"><text:span text:style-name="T1">Method == </text:span></text:p>
          <text:p text:style-name="P1"><text:span text:style-name="T1">setR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" xml:id="id55" draw:id="id55" draw:layer="layout" svg:width="3.329cm" svg:height="1.142cm" svg:x="15.67cm" svg:y="20.441cm">
          <text:p text:style-name="P2"><text:span text:style-name="T1">Setear tiempo</text:span></text:p>
          <text:p text:style-name="P2"><text:span text:style-name="T1">entre consult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2" draw:layer="layout" svg:x1="14.367cm" svg:y1="21.012cm" svg:x2="15.67cm" svg:y2="21.012cm" draw:start-shape="id54" draw:start-glue-point="7" draw:end-shape="id55" draw:end-glue-point="5" svg:d="M14367 21012h1303" svg:viewBox="0 0 1304 1">
          <text:p><text:span text:style-name="T1">Si</text:span></text:p>
          <text:p><text:span text:style-name="T1"/></text:p>
        </draw:connector>
        <draw:connector draw:style-name="gr8" draw:text-style-name="P2" draw:layer="layout" svg:x1="12.401cm" svg:y1="14.991cm" svg:x2="12.401cm" svg:y2="19.996cm" draw:start-shape="id52" draw:start-glue-point="6" draw:end-shape="id54" draw:end-glue-point="4" svg:d="M12401 14991v5005" svg:viewBox="0 0 1 5006">
          <text:p><text:span text:style-name="T1"><text:s text:c="3"/></text:span><text:span text:style-name="T1">No</text:span></text:p>
        </draw:connector>
        <draw:connector draw:style-name="gr8" draw:text-style-name="P2" draw:layer="layout" svg:x1="12.401cm" svg:y1="11.808cm" svg:x2="12.401cm" svg:y2="12.8cm" draw:start-shape="id46" draw:start-glue-point="6" draw:end-shape="id52" draw:end-glue-point="4" svg:d="M12401 11808v992" svg:viewBox="0 0 1 993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0.45cm" svg:x1="17.238cm" svg:y1="11.714cm" svg:x2="12.401cm" svg:y2="12.8cm" draw:start-shape="id47" draw:start-glue-point="6" draw:end-shape="id52" draw:end-glue-point="4" svg:d="M17238 11714v993h-4837v93" svg:viewBox="0 0 4838 1087">
          <text:p/>
        </draw:connector>
        <draw:custom-shape draw:style-name="gr55" draw:text-style-name="P2" xml:id="id56" draw:id="id56" draw:layer="layout" svg:width="4.295cm" svg:height="1.132cm" svg:x="15.518cm" svg:y="15.364cm">
          <text:p text:style-name="P2"><text:span text:style-name="T1">Promediar muestras</text:span></text:p>
          <text:p text:style-name="P2"><text:span text:style-name="T1"><text:s/></text:span><text:span text:style-name="T1">almacenad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6" draw:text-style-name="P2" xml:id="id57" draw:id="id57" draw:layer="layout" svg:width="3.089cm" svg:height="1.142cm" svg:x="16.121cm" svg:y="17.131cm">
          <text:p text:style-name="P2"><text:span text:style-name="T1">Borrar Arreglo </text:span></text:p>
          <text:p text:style-name="P2"><text:span text:style-name="T1">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2" xml:id="id58" draw:id="id58" draw:layer="layout" svg:width="4.213cm" svg:height="1.142cm" svg:x="15.559cm" svg:y="18.836cm">
          <text:p text:style-name="P2"><text:span text:style-name="T1">Guardar promedio en </text:span></text:p>
          <text:p text:style-name="P2"><text:span text:style-name="T1">Arreglo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17.665cm" svg:y1="14.72cm" svg:x2="17.666cm" svg:y2="15.364cm" draw:start-shape="id53" draw:start-glue-point="6" draw:end-shape="id56" draw:end-glue-point="4" svg:d="M17665 14720v323h1v321" svg:viewBox="0 0 2 645">
          <text:p/>
        </draw:connector>
        <draw:connector draw:style-name="FLOW_20_Arrow" draw:text-style-name="P3" draw:layer="layout" svg:x1="17.666cm" svg:y1="16.496cm" svg:x2="17.666cm" svg:y2="17.131cm" draw:start-shape="id56" draw:start-glue-point="6" draw:end-shape="id57" draw:end-glue-point="4" svg:d="M17666 16496v635" svg:viewBox="0 0 1 636">
          <text:p/>
        </draw:connector>
        <draw:connector draw:style-name="FLOW_20_Arrow" draw:text-style-name="P3" draw:layer="layout" svg:x1="17.666cm" svg:y1="18.273cm" svg:x2="17.666cm" svg:y2="18.836cm" draw:start-shape="id57" draw:start-glue-point="6" draw:end-shape="id58" draw:end-glue-point="4" svg:d="M17666 18273v563" svg:viewBox="0 0 1 564">
          <text:p/>
        </draw:connector>
        <draw:connector draw:style-name="FLOW_20_Arrow" draw:text-style-name="P3" draw:layer="layout" svg:x1="15.559cm" svg:y1="19.407cm" svg:x2="12.401cm" svg:y2="19.996cm" draw:start-shape="id58" draw:start-glue-point="5" draw:end-shape="id54" draw:end-glue-point="4" svg:d="M15559 19407h-3158v589" svg:viewBox="0 0 3159 590">
          <text:p/>
        </draw:connector>
        <draw:connector draw:style-name="FLOW_20_Arrow" draw:text-style-name="P3" draw:layer="layout" svg:x1="7.37cm" svg:y1="24.166cm" svg:x2="3.789cm" svg:y2="25.262cm" draw:start-shape="id49" draw:start-glue-point="6" draw:end-shape="id50" draw:end-glue-point="4" svg:d="M7370 24166v549h-3581v547" svg:viewBox="0 0 3582 1097">
          <text:p/>
        </draw:connector>
        <draw:connector draw:style-name="gr58" draw:text-style-name="P2" draw:layer="layout" draw:line-skew="0.869cm 1.942cm" svg:x1="3.789cm" svg:y1="26.908cm" svg:x2="12.402cm" svg:y2="1.635cm" draw:start-shape="id50" draw:start-glue-point="6" draw:end-shape="id40" draw:end-glue-point="4" svg:d="M3789 26908v1397h6355v-27197h2258v527" svg:viewBox="0 0 8614 27198">
          <text:p text:style-name="P2">No <text:s text:c="2"/></text:p>
        </draw:connector>
        <draw:custom-shape draw:style-name="gr59" draw:text-style-name="P1" xml:id="id61" draw:id="id61" draw:layer="layout" svg:width="3.707cm" svg:height="0.745cm" svg:x="2.565cm" svg:y="3.303cm">
          <text:p text:style-name="P1"><text:span text:style-name="T1">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" draw:text-style-name="P2" xml:id="id59" draw:id="id59" draw:layer="layout" svg:width="5.615cm" svg:height="1.142cm" svg:x="11.009cm" svg:y="23.353cm">
          <text:p text:style-name="P2"><text:span text:style-name="T1">Escribir configuración en 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2.401cm" svg:y1="22.028cm" svg:x2="13.817cm" svg:y2="23.353cm" draw:start-shape="id54" draw:start-glue-point="6" draw:end-shape="id59" draw:end-glue-point="4" svg:d="M12401 22028v663h1416v662" svg:viewBox="0 0 1417 1326">
          <text:p><text:span text:style-name="T1">No</text:span></text:p>
        </draw:connector>
        <draw:connector draw:style-name="FLOW_20_Arrow" draw:text-style-name="P3" draw:layer="layout" draw:line-skew="0.19cm" svg:x1="17.335cm" svg:y1="21.583cm" svg:x2="13.817cm" svg:y2="23.353cm" draw:start-shape="id55" draw:start-glue-point="6" draw:end-shape="id59" draw:end-glue-point="4" svg:d="M17335 21583v1076h-3518v694" svg:viewBox="0 0 3519 1771">
          <text:p/>
        </draw:connector>
        <draw:custom-shape draw:style-name="gr61" draw:text-style-name="P2" xml:id="id63" draw:id="id63" draw:layer="layout" svg:width="6.858cm" svg:height="1.142cm" svg:x="10.387cm" svg:y="25.104cm">
          <text:p text:style-name="P2"><text:span text:style-name="T1">Publicar Configuración Actualizad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2" xml:id="id64" draw:id="id64" draw:layer="layout" svg:width="4.064cm" svg:height="1.142cm" svg:x="11.784cm" svg:y="26.882cm">
          <text:p text:style-name="P2"><text:span text:style-name="T1">Des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4.419cm" svg:y1="2.732cm" svg:x2="4.419cm" svg:y2="3.303cm" draw:start-shape="id60" draw:start-glue-point="6" draw:end-shape="id61" draw:end-glue-point="4" svg:d="M4419 2732v571" svg:viewBox="0 0 1 572">
          <text:p/>
        </draw:connector>
        <draw:connector draw:style-name="FLOW_20_Arrow" draw:text-style-name="P3" draw:layer="layout" svg:x1="4.419cm" svg:y1="4.048cm" svg:x2="4.419cm" svg:y2="4.635cm" draw:start-shape="id61" draw:start-glue-point="6" draw:end-shape="id62" draw:end-glue-point="4" svg:d="M4419 4048v587" svg:viewBox="0 0 1 588">
          <text:p/>
        </draw:connector>
        <draw:connector draw:style-name="FLOW_20_Arrow" draw:text-style-name="P3" draw:layer="layout" draw:line-skew="-0.284cm" svg:x1="4.419cm" svg:y1="6.412cm" svg:x2="3.789cm" svg:y2="7.439cm" draw:start-shape="id62" draw:start-glue-point="6" draw:end-shape="id32" draw:end-glue-point="4" svg:d="M4419 6412v230h-630v797" svg:viewBox="0 0 631 1028">
          <text:p/>
        </draw:connector>
        <draw:connector draw:style-name="FLOW_20_Arrow" draw:text-style-name="P3" draw:layer="layout" svg:x1="13.817cm" svg:y1="24.495cm" svg:x2="13.816cm" svg:y2="25.104cm" draw:start-shape="id59" draw:start-glue-point="6" draw:end-shape="id63" draw:end-glue-point="4" svg:d="M13817 24495v305h-1v304" svg:viewBox="0 0 2 610">
          <text:p/>
        </draw:connector>
        <draw:connector draw:style-name="FLOW_20_Arrow" draw:text-style-name="P3" draw:layer="layout" svg:x1="13.816cm" svg:y1="26.246cm" svg:x2="13.816cm" svg:y2="26.882cm" draw:start-shape="id63" draw:start-glue-point="6" draw:end-shape="id64" draw:end-glue-point="4" svg:d="M13816 26246v636" svg:viewBox="0 0 1 637">
          <text:p/>
        </draw:connector>
        <draw:custom-shape draw:style-name="gr63" draw:text-style-name="P2" xml:id="id65" draw:id="id65" draw:layer="layout" svg:width="3.304cm" svg:height="0.761cm" draw:transform="rotate (0.000174532925199433) translate (16.6cm 27.036cm)">
          <text:p text:style-name="P2"><text:span text:style-name="T1">Fin de subrutin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15.848cm" svg:y1="27.453cm" svg:x2="16.6cm" svg:y2="27.416cm" draw:start-shape="id64" draw:start-glue-point="7" draw:end-shape="id65" draw:end-glue-point="5" svg:d="M15848 27453h377v-37h375" svg:viewBox="0 0 753 38">
          <text:p/>
        </draw:connector>
        <draw:connector draw:style-name="FLOW_20_Arrow" draw:layer="layout" draw:line-skew="0cm 0.096cm" svg:x1="7.193cm" svg:y1="27.767cm" svg:x2="12.402cm" svg:y2="1.635cm" draw:start-shape="id51" draw:start-glue-point="6" draw:end-shape="id40" draw:end-glue-point="4" svg:d="M7193 27767v528h2951v-27187h2258v527" svg:viewBox="0 0 5210 27188">
          <text:p/>
        </draw:connector>
      </draw:page>
      <draw:page draw:name="page4" draw:style-name="dp1" draw:master-page-name="Default">
        <draw:custom-shape draw:style-name="gr64" draw:text-style-name="P11" xml:id="id67" draw:id="id67" draw:layer="layout" svg:width="3.683cm" svg:height="1.524cm" draw:transform="rotate (0.000174532925199433) translate (5.108cm 1.382cm)">
          <text:p text:style-name="P11"><text:span text:style-name="T1">Abrir puerto para </text:span></text:p>
          <text:p text:style-name="P11"><text:span text:style-name="T1">configuració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5" draw:text-style-name="P1" xml:id="id66" draw:id="id66" draw:layer="layout" svg:width="6.096cm" svg:height="1.651cm" svg:x="3.901cm" svg:y="4.429cm">
          <text:p text:style-name="P1"><text:span text:style-name="T1">Nuevo HTTP Reques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draw:line-skew="0cm 0.401cm" svg:x1="9.997cm" svg:y1="5.255cm" svg:x2="6.949cm" svg:y2="4.429cm" draw:start-shape="id66" draw:start-glue-point="7" draw:end-shape="id66" draw:end-glue-point="4" svg:d="M9997 5255h528v-953h-3576v127" svg:viewBox="0 0 3577 954">
          <text:p text:style-name="P4">No</text:p>
        </draw:connector>
        <draw:connector draw:style-name="FLOW_20_Arrow" draw:layer="layout" svg:x1="6.949cm" svg:y1="2.905cm" svg:x2="6.949cm" svg:y2="4.429cm" draw:start-shape="id67" draw:start-glue-point="6" draw:end-shape="id66" draw:end-glue-point="4" svg:d="M6949 2905v1524" svg:viewBox="0 0 1 1525">
          <text:p/>
        </draw:connector>
        <draw:custom-shape draw:style-name="gr66" draw:text-style-name="P2" xml:id="id68" draw:id="id68" draw:layer="layout" svg:width="4.191cm" svg:height="1.016cm" svg:x="4.854cm" svg:y="6.669cm">
          <text:p text:style-name="P2"><text:span text:style-name="T1">Parsear Mensaj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xml:id="id69" draw:id="id69" draw:layer="layout" svg:width="3.945cm" svg:height="3.048cm" svg:x="4.977cm" svg:y="8.274cm">
          <text:p text:style-name="P1"><text:span text:style-name="T1"><text:s/></text:span><text:span text:style-name="T1">Formato de </text:span></text:p>
          <text:p text:style-name="P1"><text:span text:style-name="T1">configuración </text:span></text:p>
          <text:p text:style-name="P1"><text:span text:style-name="T1">vali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2" xml:id="id70" draw:id="id70" draw:layer="layout" svg:width="4.572cm" svg:height="1.397cm" svg:x="1.745cm" svg:y="11.011cm">
          <text:p text:style-name="P2"><text:span text:style-name="T1">Guardar configuración </text:span></text:p>
          <text:p text:style-name="P2"><text:span text:style-name="T1">en 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9" draw:text-style-name="P1" xml:id="id71" draw:id="id71" draw:layer="layout" svg:width="5.842cm" svg:height="1.27cm" svg:x="4.028cm" svg:y="13.313cm">
          <text:p text:style-name="P1"><text:span text:style-name="T1">Command==”reset”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3" draw:layer="layout" svg:x1="6.949cm" svg:y1="6.08cm" svg:x2="6.95cm" svg:y2="6.669cm" draw:start-shape="id66" draw:start-glue-point="6" draw:end-shape="id68" draw:end-glue-point="4" svg:d="M6949 6080v295h1v294" svg:viewBox="0 0 2 590">
          <text:p><text:s text:c="3"/>Si</text:p>
        </draw:connector>
        <draw:connector draw:style-name="gr8" draw:text-style-name="P13" draw:layer="layout" svg:x1="4.977cm" svg:y1="9.798cm" svg:x2="4.031cm" svg:y2="11.011cm" draw:start-shape="id69" draw:start-glue-point="5" draw:end-shape="id70" draw:end-glue-point="4" svg:d="M4977 9798h-946v1213" svg:viewBox="0 0 947 1214">
          <text:p>Si</text:p>
        </draw:connector>
        <draw:connector draw:style-name="gr8" draw:text-style-name="P13" draw:layer="layout" svg:x1="6.949cm" svg:y1="11.322cm" svg:x2="6.949cm" svg:y2="13.313cm" draw:start-shape="id69" draw:start-glue-point="6" draw:end-shape="id71" draw:end-glue-point="4" svg:d="M6949 11322v1991" svg:viewBox="0 0 1 1992">
          <text:p><text:s text:c="3"/>No</text:p>
        </draw:connector>
        <draw:connector draw:style-name="FLOW_20_Arrow" draw:layer="layout" draw:line-skew="0.331cm" svg:x1="4.031cm" svg:y1="12.408cm" svg:x2="6.949cm" svg:y2="13.313cm" draw:start-shape="id70" draw:start-glue-point="6" draw:end-shape="id71" draw:end-glue-point="4" svg:d="M4031 12408v784h2918v121" svg:viewBox="0 0 2919 906">
          <text:p/>
        </draw:connector>
        <draw:connector draw:style-name="FLOW_20_Arrow" draw:layer="layout" svg:x1="6.95cm" svg:y1="7.685cm" svg:x2="6.949cm" svg:y2="8.274cm" draw:start-shape="id68" draw:start-glue-point="6" draw:end-shape="id69" draw:end-glue-point="4" svg:d="M6950 7685v295h-1v294" svg:viewBox="0 0 2 590">
          <text:p/>
        </draw:connector>
        <draw:custom-shape draw:style-name="gr68" draw:text-style-name="P2" xml:id="id72" draw:id="id72" draw:layer="layout" svg:width="4.572cm" svg:height="1.397cm" svg:x="4.663cm" svg:y="15.905cm">
          <text:p text:style-name="P2"><text:span text:style-name="T1">Leer configuración </text:span></text:p>
          <text:p text:style-name="P2"><text:span text:style-name="T1">de 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3" draw:layer="layout" svg:x1="6.949cm" svg:y1="14.583cm" svg:x2="6.949cm" svg:y2="15.905cm" draw:start-shape="id71" draw:start-glue-point="6" draw:end-shape="id72" draw:end-glue-point="4" svg:d="M6949 14583v1322" svg:viewBox="0 0 1 1323">
          <text:p><text:s text:c="3"/>Si</text:p>
        </draw:connector>
        <draw:custom-shape draw:style-name="gr70" draw:text-style-name="P1" xml:id="id73" draw:id="id73" draw:layer="layout" svg:width="5.842cm" svg:height="1.778cm" svg:x="11.585cm" svg:y="3.54cm">
          <text:p text:style-name="P1"><text:span text:style-name="T1">mqtt_user==”provision”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FLOW_20_Arrow" draw:layer="layout" draw:line-skew="0cm 0.473cm" svg:x1="6.949cm" svg:y1="17.302cm" svg:x2="14.506cm" svg:y2="3.54cm" draw:start-shape="id72" draw:start-glue-point="6" draw:end-shape="id73" draw:end-glue-point="4" svg:d="M6949 17302v527h3935v-14816h3622v527" svg:viewBox="0 0 7558 14817">
          <text:p/>
        </draw:connector>
        <draw:connector draw:style-name="gr6" draw:text-style-name="P14" draw:layer="layout" draw:line-skew="-1.905cm 0.401cm" svg:x1="4.028cm" svg:y1="13.948cm" svg:x2="6.949cm" svg:y2="4.429cm" draw:start-shape="id71" draw:start-glue-point="5" draw:end-shape="id66" draw:end-glue-point="4" svg:d="M4028 13948h-2559v-9646h5480v127" svg:viewBox="0 0 5481 9647">
          <text:p text:style-name="P6"><text:s text:c="5"/><text:s text:c="5"/><text:s text:c="5"/>No</text:p>
        </draw:connector>
        <draw:custom-shape draw:style-name="gr71" draw:text-style-name="P2" xml:id="id74" draw:id="id74" draw:layer="layout" svg:width="4.572cm" svg:height="0.762cm" svg:x="12.22cm" svg:y="6.18cm">
          <text:p text:style-name="P2"><text:span text:style-name="T1">Conectar Wif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2" xml:id="id75" draw:id="id75" draw:layer="layout" svg:width="4.572cm" svg:height="1.143cm" svg:x="12.22cm" svg:y="7.577cm">
          <text:p text:style-name="P2"><text:span text:style-name="T1">Conectar MQTT con </text:span></text:p>
          <text:p text:style-name="P2"><text:span text:style-name="T1">user “provision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2" xml:id="id76" draw:id="id76" draw:layer="layout" svg:width="4.572cm" svg:height="1.143cm" svg:x="12.22cm" svg:y="9.355cm">
          <text:p text:style-name="P2"><text:span text:style-name="T1">Subscribirse a Topic</text:span></text:p>
          <text:p text:style-name="P2"><text:span text:style-name="T1">"/provision/response"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3" draw:layer="layout" svg:x1="14.506cm" svg:y1="5.318cm" svg:x2="14.506cm" svg:y2="6.18cm" draw:start-shape="id73" draw:start-glue-point="6" draw:end-shape="id74" draw:end-glue-point="4" svg:d="M14506 5318v862" svg:viewBox="0 0 1 863">
          <text:p><text:s text:c="3"/>Si</text:p>
        </draw:connector>
        <draw:connector draw:style-name="FLOW_20_Arrow" draw:layer="layout" svg:x1="14.506cm" svg:y1="6.942cm" svg:x2="14.506cm" svg:y2="7.577cm" draw:start-shape="id74" draw:start-glue-point="6" draw:end-shape="id75" draw:end-glue-point="4" svg:d="M14506 6942v635" svg:viewBox="0 0 1 636">
          <text:p/>
        </draw:connector>
        <draw:connector draw:style-name="FLOW_20_Arrow" draw:layer="layout" svg:x1="14.506cm" svg:y1="8.72cm" svg:x2="14.506cm" svg:y2="9.355cm" draw:start-shape="id75" draw:start-glue-point="6" draw:end-shape="id76" draw:end-glue-point="4" svg:d="M14506 8720v635" svg:viewBox="0 0 1 636">
          <text:p/>
        </draw:connector>
        <draw:custom-shape draw:style-name="gr73" draw:text-style-name="P2" xml:id="id77" draw:id="id77" draw:layer="layout" svg:width="4.953cm" svg:height="1.143cm" svg:x="12.03cm" svg:y="11.133cm">
          <text:p text:style-name="P2"><text:span text:style-name="T1">Leer Token de provision </text:span></text:p>
          <text:p text:style-name="P2"><text:span text:style-name="T1">de conf_provision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2" xml:id="id78" draw:id="id78" draw:layer="layout" svg:width="4.953cm" svg:height="1.143cm" svg:x="12.03cm" svg:y="13.065cm">
          <text:p text:style-name="P2"><text:span text:style-name="T1">Publicar Device Requ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14.507cm" svg:y1="12.276cm" svg:x2="14.507cm" svg:y2="13.065cm" draw:start-shape="id77" draw:start-glue-point="6" draw:end-shape="id78" draw:end-glue-point="4" svg:d="M14507 12276v789" svg:viewBox="0 0 1 790">
          <text:p/>
        </draw:connector>
        <draw:connector draw:style-name="FLOW_20_Arrow" draw:layer="layout" svg:x1="14.506cm" svg:y1="10.498cm" svg:x2="14.507cm" svg:y2="11.133cm" draw:start-shape="id76" draw:start-glue-point="6" draw:end-shape="id77" draw:end-glue-point="4" svg:d="M14506 10498v317h1v318" svg:viewBox="0 0 2 636">
          <text:p/>
        </draw:connector>
        <draw:custom-shape draw:style-name="gr70" draw:text-style-name="P1" xml:id="id79" draw:id="id79" draw:layer="layout" svg:width="5.842cm" svg:height="1.778cm" svg:x="11.585cm" svg:y="14.97cm">
          <text:p text:style-name="P1"><text:span text:style-name="T1">Nuevo mensaje MQT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FLOW_20_Arrow" draw:layer="layout" svg:x1="14.507cm" svg:y1="14.208cm" svg:x2="14.506cm" svg:y2="14.97cm" draw:start-shape="id78" draw:start-glue-point="6" draw:end-shape="id79" draw:end-glue-point="4" svg:d="M14507 14208v381h-1v381" svg:viewBox="0 0 2 763">
          <text:p/>
        </draw:connector>
        <draw:connector draw:style-name="gr6" draw:text-style-name="P12" draw:layer="layout" draw:line-skew="0cm 0.4cm" svg:x1="17.427cm" svg:y1="15.859cm" svg:x2="14.506cm" svg:y2="14.97cm" draw:start-shape="id79" draw:start-glue-point="7" draw:end-shape="id79" draw:end-glue-point="4" svg:d="M17427 15859h528v-1016h-3449v127" svg:viewBox="0 0 3450 1017">
          <text:p text:style-name="P4">No</text:p>
        </draw:connector>
        <draw:custom-shape draw:style-name="gr70" draw:text-style-name="P1" xml:id="id80" draw:id="id80" draw:layer="layout" svg:width="5.842cm" svg:height="1.778cm" svg:x="11.585cm" svg:y="17.51cm">
          <text:p text:style-name="P1"><text:span text:style-name="T1">status==”SUCCESS”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3" draw:layer="layout" svg:x1="14.506cm" svg:y1="16.748cm" svg:x2="14.506cm" svg:y2="17.51cm" draw:start-shape="id79" draw:start-glue-point="6" draw:end-shape="id80" draw:end-glue-point="4" svg:d="M14506 16748v762" svg:viewBox="0 0 1 763">
          <text:p><text:s text:c="3"/>Si</text:p>
        </draw:connector>
        <draw:custom-shape draw:style-name="gr74" draw:text-style-name="P2" xml:id="id81" draw:id="id81" draw:layer="layout" svg:width="4.953cm" svg:height="1.016cm" svg:x="12.03cm" svg:y="20.05cm">
          <text:p text:style-name="P2"><text:span text:style-name="T1">Guardar en 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3" draw:layer="layout" svg:x1="14.506cm" svg:y1="19.288cm" svg:x2="14.507cm" svg:y2="20.05cm" draw:start-shape="id80" draw:start-glue-point="6" draw:end-shape="id81" draw:end-glue-point="4" svg:d="M14506 19288v382h1v380" svg:viewBox="0 0 2 763">
          <text:p><text:s text:c="3"/>Si</text:p>
        </draw:connector>
        <draw:connector draw:style-name="gr3" draw:text-style-name="P12" draw:layer="layout" svg:x1="11.585cm" svg:y1="18.399cm" svg:x2="9.563cm" svg:y2="20.069cm" draw:start-shape="id80" draw:start-glue-point="5" draw:end-shape="id82" draw:end-glue-point="4" svg:d="M11585 18399h-2022v1670" svg:viewBox="0 0 2023 1671">
          <text:p text:style-name="P4">No</text:p>
        </draw:connector>
        <draw:custom-shape draw:style-name="gr75" draw:text-style-name="P2" xml:id="id82" draw:id="id82" draw:layer="layout" svg:width="3.81cm" svg:height="0.97cm" svg:x="7.658cm" svg:y="20.069cm">
          <text:p text:style-name="P2"><text:span text:style-name="T1">Borrar 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83" draw:id="id83" draw:layer="layout" svg:width="2.794cm" svg:height="1.016cm" draw:transform="rotate (0.000174532925199433) translate (13.109cm 23.733cm)">
          <text:p text:style-name="P2"><text:span text:style-name="T1">Res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layer="layout" svg:x1="9.563cm" svg:y1="21.039cm" svg:x2="14.506cm" svg:y2="23.733cm" draw:start-shape="id82" draw:start-glue-point="6" draw:end-shape="id83" draw:end-glue-point="4" svg:d="M9563 21039v1348h4943v1346" svg:viewBox="0 0 4944 2695">
          <text:p/>
        </draw:connector>
        <draw:connector draw:style-name="FLOW_20_Arrow" draw:layer="layout" svg:x1="14.507cm" svg:y1="21.066cm" svg:x2="14.506cm" svg:y2="23.733cm" draw:start-shape="id81" draw:start-glue-point="6" draw:end-shape="id83" draw:end-glue-point="4" svg:d="M14507 21066v1334h-1v1333" svg:viewBox="0 0 2 2668">
          <text:p/>
        </draw:connector>
        <draw:connector draw:style-name="gr8" draw:text-style-name="P16" draw:layer="layout" draw:line-skew="1.396cm 8.191cm" svg:x1="17.427cm" svg:y1="4.429cm" svg:x2="14.506cm" svg:y2="23.733cm" draw:start-shape="id73" draw:start-glue-point="7" draw:end-shape="id83" draw:end-glue-point="4" svg:d="M17427 4429h1924v18288h-4845v1016" svg:viewBox="0 0 4846 19305">
          <text:p text:style-name="P15"><text:s text:c="4"/>No</text:p>
        </draw:connector>
      </draw:page>
      <draw:page draw:name="page5" draw:style-name="dp1" draw:master-page-name="Default">
        <draw:custom-shape draw:style-name="gr76" draw:text-style-name="P1" xml:id="id84" draw:id="id84" draw:layer="layout" svg:width="4.445cm" svg:height="1.905cm" svg:x="11.033cm" svg:y="8.792cm">
          <text:p text:style-name="P1"><text:span text:style-name="T1">Última Muestr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xml:id="id91" draw:id="id91" draw:layer="layout" svg:width="4.379cm" svg:height="1.016cm" draw:transform="rotate (0.000174532925199433) translate (11.052cm 2.906cm)">
          <text:p text:style-name="P2"><text:span text:style-name="T1">Timer de escane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7" draw:text-style-name="P2" xml:id="id90" draw:id="id90" draw:layer="layout" svg:width="3.672cm" svg:height="1.016cm" svg:x="11.405cm" svg:y="4.636cm">
          <text:p text:style-name="P2"><text:span text:style-name="T1">Deshabilitar </text:span></text:p>
          <text:p text:style-name="P2"><text:span text:style-name="T1">Timer de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7" draw:text-style-name="P2" xml:id="id89" draw:id="id89" draw:layer="layout" svg:width="3.672cm" svg:height="1.016cm" svg:x="11.405cm" svg:y="6.287cm">
          <text:p text:style-name="P2"><text:span text:style-name="T1">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8" draw:text-style-name="P1" xml:id="id85" draw:id="id85" draw:layer="layout" svg:width="4.445cm" svg:height="2.251cm" svg:x="5.553cm" svg:y="12.094cm">
          <text:p text:style-name="P1"><text:span text:style-name="T1">Última Magnitu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9" draw:text-style-name="P2" xml:id="id86" draw:id="id86" draw:layer="layout" svg:width="3.672cm" svg:height="1.27cm" svg:x="5.945cm" svg:y="15.234cm">
          <text:p text:style-name="P2"><text:span text:style-name="T1">Acumular muest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0" draw:text-style-name="P2" xml:id="id87" draw:id="id87" draw:layer="layout" svg:width="4.164cm" svg:height="1.27cm" svg:x="5.707cm" svg:y="17.535cm">
          <text:p text:style-name="P2"><text:span text:style-name="T1">Siguiente magnitu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0" draw:layer="layout" svg:x1="11.033cm" svg:y1="9.745cm" svg:x2="7.776cm" svg:y2="12.094cm" draw:start-shape="id84" draw:start-glue-point="5" draw:end-shape="id85" draw:end-glue-point="4" svg:d="M11033 9745h-3257v2349" svg:viewBox="0 0 3258 2350">
          <text:p text:style-name="P4"><text:span text:style-name="T1"><text:s text:c="3"/></text:span><text:span text:style-name="T1">N</text:span><text:span text:style-name="T1">o</text:span></text:p>
        </draw:connector>
        <draw:connector draw:style-name="gr8" draw:text-style-name="P2" draw:layer="layout" svg:x1="7.776cm" svg:y1="14.345cm" svg:x2="7.781cm" svg:y2="15.234cm" draw:start-shape="id85" draw:start-glue-point="6" draw:end-shape="id86" draw:end-glue-point="4" svg:d="M7776 14345v445h5v444" svg:viewBox="0 0 6 890">
          <text:p><text:span text:style-name="T1"><text:s text:c="3"/></text:span><text:span text:style-name="T1">N</text:span><text:span text:style-name="T1">o</text:span></text:p>
        </draw:connector>
        <draw:connector draw:style-name="FLOW_20_Arrow" draw:text-style-name="P3" draw:layer="layout" svg:x1="7.781cm" svg:y1="16.504cm" svg:x2="7.789cm" svg:y2="17.535cm" draw:start-shape="id86" draw:start-glue-point="6" draw:end-shape="id87" draw:end-glue-point="4" svg:d="M7781 16504v516h8v515" svg:viewBox="0 0 9 1032">
          <text:p/>
        </draw:connector>
        <draw:custom-shape draw:style-name="gr81" draw:text-style-name="P2" xml:id="id88" draw:id="id88" draw:layer="layout" svg:width="4.445cm" svg:height="1.397cm" svg:x="5.767cm" svg:y="7.141cm">
          <text:p text:style-name="P2"><text:span text:style-name="T1">Siguiente muest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0" draw:layer="layout" svg:x1="5.553cm" svg:y1="13.22cm" svg:x2="5.767cm" svg:y2="7.84cm" draw:start-shape="id85" draw:start-glue-point="5" draw:end-shape="id88" draw:end-glue-point="5" svg:d="M5553 13220h-528v-5380h742" svg:viewBox="0 0 743 5381">
          <text:p text:style-name="P4"><text:span text:style-name="T1">Si</text:span></text:p>
          <text:p text:style-name="P4"><text:span text:style-name="T1"/></text:p>
        </draw:connector>
        <draw:connector draw:style-name="FLOW_20_Arrow" draw:text-style-name="P3" draw:layer="layout" svg:x1="10.212cm" svg:y1="7.84cm" svg:x2="13.256cm" svg:y2="8.792cm" draw:start-shape="id88" draw:start-glue-point="7" draw:end-shape="id84" draw:end-glue-point="4" svg:d="M10212 7840h3044v952" svg:viewBox="0 0 3045 953">
          <text:p/>
        </draw:connector>
        <draw:connector draw:style-name="FLOW_20_Arrow" draw:text-style-name="P3" draw:layer="layout" draw:line-skew="0cm 0cm 0.356cm" svg:x1="7.789cm" svg:y1="18.805cm" svg:x2="7.776cm" svg:y2="12.094cm" draw:start-shape="id87" draw:start-glue-point="6" draw:end-shape="id85" draw:end-glue-point="4" svg:d="M7789 18805v528h2736v-7411h-2749v172" svg:viewBox="0 0 2750 7412">
          <text:p/>
        </draw:connector>
        <draw:connector draw:style-name="FLOW_20_Arrow" draw:text-style-name="P3" draw:layer="layout" svg:x1="13.241cm" svg:y1="7.303cm" svg:x2="13.256cm" svg:y2="8.792cm" draw:start-shape="id89" draw:start-glue-point="6" draw:end-shape="id84" draw:end-glue-point="4" svg:d="M13241 7303v745h15v744" svg:viewBox="0 0 16 1490">
          <text:p/>
        </draw:connector>
        <draw:connector draw:style-name="FLOW_20_Arrow" draw:text-style-name="P3" draw:layer="layout" svg:x1="13.241cm" svg:y1="5.652cm" svg:x2="13.241cm" svg:y2="6.287cm" draw:start-shape="id90" draw:start-glue-point="6" draw:end-shape="id89" draw:end-glue-point="4" svg:d="M13241 5652v635" svg:viewBox="0 0 1 636">
          <text:p/>
        </draw:connector>
        <draw:connector draw:style-name="FLOW_20_Arrow" draw:text-style-name="P3" draw:layer="layout" svg:x1="13.242cm" svg:y1="3.922cm" svg:x2="13.241cm" svg:y2="4.636cm" draw:start-shape="id91" draw:start-glue-point="6" draw:end-shape="id90" draw:end-glue-point="4" svg:d="M13242 3922v357h-1v357" svg:viewBox="0 0 2 715">
          <text:p/>
        </draw:connector>
        <draw:custom-shape draw:style-name="gr79" draw:text-style-name="P2" xml:id="id92" draw:id="id92" draw:layer="layout" svg:width="3.672cm" svg:height="1.27cm" svg:x="11.44cm" svg:y="12.094cm">
          <text:p text:style-name="P2"><text:span text:style-name="T1">Limpiar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2" draw:text-style-name="P1" xml:id="id93" draw:id="id93" draw:layer="layout" svg:width="4.318cm" svg:height="2.032cm" svg:x="11.117cm" svg:y="14.253cm">
          <text:p text:style-name="P1"><text:span text:style-name="T1">Dividir magnitudes</text:span></text:p>
          <text:p text:style-name="P1"><text:span text:style-name="T1">acumuladas por </text:span></text:p>
          <text:p text:style-name="P1"><text:span text:style-name="T1">cantidad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2" draw:text-style-name="P2" xml:id="id94" draw:id="id94" draw:layer="layout" svg:width="4.318cm" svg:height="2.032cm" svg:x="11.117cm" svg:y="17.047cm">
          <text:p text:style-name="P2"><text:span text:style-name="T1">Asignar tag</text:span></text:p>
          <text:p text:style-name="P2"><text:span text:style-name="T1">a cada magnitud </text:span></text:p>
          <text:p text:style-name="P2"><text:span text:style-name="T1">y convertir en</text:span></text:p>
          <text:p text:style-name="P2"><text:span text:style-name="T1">Diccionar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9" draw:text-style-name="P2" xml:id="id95" draw:id="id95" draw:layer="layout" svg:width="3.672cm" svg:height="1.27cm" svg:x="11.44cm" svg:y="19.968cm">
          <text:p text:style-name="P2"><text:span text:style-name="T1">Publica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xml:id="id96" draw:id="id96" draw:layer="layout" svg:width="4.379cm" svg:height="1.016cm" draw:transform="rotate (0.000174532925199433) translate (11.087cm 22.127cm)">
          <text:p text:style-name="P1"><text:span text:style-name="T1">Fin de subruti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13.256cm" svg:y1="10.697cm" svg:x2="13.276cm" svg:y2="12.094cm" draw:start-shape="id84" draw:start-glue-point="6" draw:end-shape="id92" draw:end-glue-point="4" svg:d="M13256 10697v699h20v698" svg:viewBox="0 0 21 1398">
          <text:p><text:span text:style-name="T1"><text:s text:c="3"/></text:span><text:span text:style-name="T1">Si</text:span></text:p>
        </draw:connector>
        <draw:connector draw:style-name="FLOW_20_Arrow" draw:text-style-name="P3" draw:layer="layout" svg:x1="13.276cm" svg:y1="13.364cm" svg:x2="13.276cm" svg:y2="14.253cm" draw:start-shape="id92" draw:start-glue-point="6" draw:end-shape="id93" draw:end-glue-point="4" svg:d="M13276 13364v889" svg:viewBox="0 0 1 890">
          <text:p/>
        </draw:connector>
        <draw:connector draw:style-name="FLOW_20_Arrow" draw:text-style-name="P3" draw:layer="layout" svg:x1="13.276cm" svg:y1="16.285cm" svg:x2="13.276cm" svg:y2="17.047cm" draw:start-shape="id93" draw:start-glue-point="6" draw:end-shape="id94" draw:end-glue-point="4" svg:d="M13276 16285v762" svg:viewBox="0 0 1 763">
          <text:p/>
        </draw:connector>
        <draw:connector draw:style-name="FLOW_20_Arrow" draw:text-style-name="P3" draw:layer="layout" svg:x1="13.276cm" svg:y1="19.079cm" svg:x2="13.276cm" svg:y2="19.968cm" draw:start-shape="id94" draw:start-glue-point="6" draw:end-shape="id95" draw:end-glue-point="4" svg:d="M13276 19079v889" svg:viewBox="0 0 1 890">
          <text:p/>
        </draw:connector>
        <draw:connector draw:style-name="FLOW_20_Arrow" draw:text-style-name="P3" draw:layer="layout" svg:x1="13.276cm" svg:y1="21.238cm" svg:x2="13.277cm" svg:y2="22.126cm" draw:start-shape="id95" draw:start-glue-point="6" draw:end-shape="id96" draw:end-glue-point="4" svg:d="M13276 21238v445h1v443" svg:viewBox="0 0 2 88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LOW" style:family="graphic" style:parent-style-name="standard">
      <style:graphic-properties draw:stroke="solid" svg:stroke-width="0.053cm" svg:stroke-color="#000000" draw:marker-start-width="0.279cm" draw:marker-start-center="false" draw:marker-end="Arrow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842cm" fo:min-width="1.671cm" fo:padding-top="0.151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FL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LOW_20_Arrow" style:display-name="FLOW Arrow" style:family="graphic" style:parent-style-name="standard">
      <style:graphic-properties draw:stroke="solid" svg:stroke-width="0cm" svg:stroke-color="#000000" draw:marker-start-width="0.2cm" draw:marker-start-center="false" draw:marker-end="Arrow" draw:marker-end-width="0.3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FLOW_20_Arrow" style:display-name="FLOW 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LOW_20_Arrow_20_2" style:display-name="FLOW Arrow 2" style:family="graphic" style:parent-style-name="standard">
      <style:graphic-properties draw:textarea-vertical-align="bottom"/>
      <style:paragraph-properties fo:text-align="en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20:11:16.472028385</meta:creation-date>
    <dc:date>2022-06-02T20:40:31.353138356</dc:date>
    <meta:editing-duration>PT8H32M3S</meta:editing-duration>
    <meta:editing-cycles>25</meta:editing-cycles>
    <meta:generator>LibreOffice/6.4.7.2$Linux_X86_64 LibreOffice_project/40$Build-2</meta:generator>
    <meta:document-statistic meta:object-count="213"/>
  </office:meta>
</office:document-meta>
</file>